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5.3311in"/>
    </style:style>
    <style:style style:name="co3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0.748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5689in"/>
    </style:style>
    <style:style style:name="co69" style:family="table-column">
      <style:table-column-properties fo:break-before="auto" style:column-width="1.4854in"/>
    </style:style>
    <style:style style:name="co70" style:family="table-column">
      <style:table-column-properties fo:break-before="auto" style:column-width="0.5902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72" style:family="table-cell" style:parent-style-name="Default">
      <style:table-cell-properties fo:wrap-option="wrap"/>
    </style:style>
    <style:style style:name="ce13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32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3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37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2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6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3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6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80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4" style:family="table-cell" style:parent-style-name="Default">
      <style:table-cell-properties style:vertical-align="middle"/>
      <style:text-properties style:font-name="Arial" fo:font-size="9pt"/>
    </style:style>
    <style:style style:name="ce6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9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2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4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6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6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9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2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2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6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6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6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9pt" fo:font-style="normal"/>
    </style:style>
    <style:style style:name="ce1012" style:family="table-cell" style:parent-style-name="Default">
      <style:text-properties style:font-name="DejaVu Serif" fo:font-size="9pt"/>
    </style:style>
    <style:style style:name="ce101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fo:font-weight="bold"/>
    </style:style>
    <style:style style:name="ce1023" style:family="table-cell" style:parent-style-name="Default" style:data-style-name="N100">
      <style:text-properties fo:font-weight="bold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normal"/>
    </style:style>
    <style:style style:name="ce1026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7" style:family="table-cell" style:parent-style-name="Default" style:data-style-name="N100">
      <style:text-properties fo:color="#ff0000" fo:font-weight="bold"/>
    </style:style>
    <style:style style:name="ce1028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0" style:family="table-cell" style:parent-style-name="Default">
      <style:text-properties fo:font-weight="normal"/>
    </style:style>
    <style:style style:name="ce1031" style:family="table-cell" style:parent-style-name="Default">
      <style:text-properties fo:font-weight="normal" style:font-weight-asian="normal" style:font-weight-complex="normal"/>
    </style:style>
    <style:style style:name="ce1032" style:family="table-cell" style:parent-style-name="Default">
      <style:text-properties style:use-window-font-color="true" fo:font-weight="normal" style:font-weight-asian="normal" style:font-weight-complex="normal"/>
    </style:style>
    <style:style style:name="ce1033" style:family="table-cell" style:parent-style-name="Default">
      <style:text-properties fo:font-weight="bold"/>
    </style:style>
    <style:style style:name="ce1034" style:family="table-cell" style:parent-style-name="Default">
      <style:text-properties fo:color="#ff0000" fo:font-weight="normal"/>
    </style:style>
    <style:style style:name="ce103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5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7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073" style:family="table-cell" style:parent-style-name="Default" style:data-style-name="N11"/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11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4" style:family="table-cell" style:parent-style-name="Default">
      <style:table-cell-properties fo:wrap-option="wrap"/>
    </style:style>
    <style:style style:name="ce13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loext:opacity="100%" fo:font-weight="bold" style:font-weight-asian="bold" style:font-weight-complex="bold"/>
    </style:style>
    <style:style style:name="T2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2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29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color="#ff0000" fo:font-style="italic" style:font-style-asian="italic" style:font-style-complex="italic"/>
    </style:style>
    <style:style style:name="T34" style:family="text">
      <style:text-properties fo:color="#000000"/>
    </style:style>
    <style:style style:name="T35" style:family="text">
      <style:text-properties fo:font-size="7pt"/>
    </style:style>
    <style:style style:name="T36" style:family="text">
      <style:text-properties style:font-name="Arial"/>
    </style:style>
    <style:style style:name="T3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5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5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19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Fejvadász, 3. szint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1"/>
          <table:covered-table-cell table:style-name="ce506"/>
          <table:covered-table-cell table:style-name="ce334"/>
          <table:covered-table-cell table:number-columns-repeated="4" table:style-name="ce451"/>
          <table:covered-table-cell table:style-name="ce267"/>
          <table:table-cell/>
          <table:table-cell table:style-name="Default"/>
          <table:table-cell table:number-columns-repeated="3"/>
          <table:table-cell table:style-name="ce451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3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4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33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2" table:number-columns-spanned="5" table:number-rows-spanned="1"/>
          <table:covered-table-cell table:number-columns-repeated="4" table:style-name="ce33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186" table:content-validation-name="val1" table:formula="of:=[$KP_tablazat.$K$7]+([.$D$8]*([.C22]+[.C23]+[$KP_tablazat.$K8]+[KP_tablazat.K9]))" office:value-type="float" office:value="619" calcext:value-type="float">
            <text:p>619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333" calcext:value-type="float">
            <text:p>33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26">
          <table:table-cell table:style-name="ce292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292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331" calcext:value-type="float">
            <text:p>331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292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292" table:content-validation-name="val11"/>
          <table:table-cell table:style-name="ce188" table:content-validation-name="val3" table:formula="of:=([$KP_tablazat.$K$7]+([.$D$8]*([.C22]+[$KP_tablazat.$K8])))" office:value-type="float" office:value="466" calcext:value-type="float">
            <text:p>466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32"/>
          <table:covered-table-cell table:style-name="ce514"/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4" table:content-validation-name="val56" office:value-type="float" office:value="5" calcext:value-type="float">
            <text:p>5</text:p>
          </table:table-cell>
          <table:table-cell table:style-name="ce446" table:content-validation-name="val57"/>
          <table:table-cell table:style-name="ce251" table:content-validation-name="val46" table:formula="of:=[.H16]+[.I16]" office:value-type="float" office:value="5" calcext:value-type="float">
            <text:p>5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4" table:content-validation-name="val56" office:value-type="float" office:value="4" calcext:value-type="float">
            <text:p>4</text:p>
          </table:table-cell>
          <table:table-cell table:style-name="ce446" table:content-validation-name="val57"/>
          <table:table-cell table:style-name="ce252" table:content-validation-name="val46" table:formula="of:=[.H17]+[.I17]" office:value-type="float" office:value="4" calcext:value-type="float">
            <text:p>4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24" calcext:value-type="float">
            <text:p>24</text:p>
          </table:table-cell>
          <table:table-cell/>
          <table:table-cell table:style-name="ce619"/>
          <table:table-cell table:style-name="ce515"/>
          <table:table-cell table:style-name="Default" table:number-columns-repeated="2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7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4" table:content-validation-name="val56"/>
          <table:table-cell table:style-name="ce446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78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4" table:content-validation-name="val56" office:value-type="float" office:value="3" calcext:value-type="float">
            <text:p>3</text:p>
          </table:table-cell>
          <table:table-cell table:style-name="ce446" table:content-validation-name="val57"/>
          <table:table-cell table:style-name="ce254" table:content-validation-name="val46" table:formula="of:=[.H19]+[.I19]" office:value-type="float" office:value="3" calcext:value-type="float">
            <text:p>3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16" calcext:value-type="float">
            <text:p>16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78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57" office:value-type="float" office:value="3" calcext:value-type="float">
            <text:p>3</text:p>
          </table:table-cell>
          <table:table-cell table:style-name="ce446" table:content-validation-name="val57"/>
          <table:table-cell table:style-name="ce255" table:content-validation-name="val46" table:formula="of:=[.H20]+[.I20]" office:value-type="float" office:value="3" calcext:value-type="float">
            <text:p>3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16" calcext:value-type="float">
            <text:p>16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78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78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78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6" calcext:value-type="float">
            <text:p>6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9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7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4"/>
          <table:table-cell/>
          <table:table-cell table:style-name="ce61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78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4"/>
          <table:table-cell table:style-name="ce514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2"/>
          <table:table-cell table:style-name="ce514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57" office:value-type="float" office:value="3" calcext:value-type="float">
            <text:p>3</text:p>
          </table:table-cell>
          <table:table-cell table:style-name="ce446" table:content-validation-name="val57"/>
          <table:table-cell table:style-name="ce259" table:content-validation-name="val46" table:formula="of:=[.H27]+[.I27]" office:value-type="float" office:value="3" calcext:value-type="float">
            <text:p>3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2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2" table:content-validation-name="val22"/>
          <table:table-cell table:style-name="ce516"/>
          <table:table-cell/>
          <table:table-cell table:style-name="ce558" office:value-type="string" calcext:value-type="string">
            <text:p>Élettan</text:p>
          </table:table-cell>
          <table:table-cell table:style-name="ce446" table:content-validation-name="val57" office:value-type="float" office:value="3" calcext:value-type="float">
            <text:p>3</text:p>
          </table:table-cell>
          <table:table-cell table:style-name="ce446" table:content-validation-name="val57"/>
          <table:table-cell table:style-name="ce259" table:content-validation-name="val46" table:formula="of:=[.H28]+[.I28]" office:value-type="float" office:value="3" calcext:value-type="float">
            <text:p>3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334" table:number-columns-spanned="5" table:number-rows-spanned="1"/>
          <table:covered-table-cell table:number-columns-repeated="4" table:style-name="ce334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4"/>
          <table:table-cell table:number-columns-repeated="2"/>
          <table:table-cell table:style-name="ce451" table:number-columns-repeated="3"/>
          <table:table-cell table:style-name="ce506" table:number-columns-repeated="2"/>
          <table:table-cell table:style-name="ce283" table:number-columns-repeated="238"/>
        </table:table-row>
        <table:table-row table:style-name="ro1">
          <table:table-cell table:style-name="ce3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6" table:content-validation-name="val23" office:value-type="float" office:value="4" calcext:value-type="float">
            <text:p>4</text:p>
          </table:table-cell>
          <table:table-cell table:style-name="ce498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6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6" table:content-validation-name="val25" office:value-type="float" office:value="2" calcext:value-type="float">
            <text:p>2</text:p>
          </table:table-cell>
          <table:table-cell table:style-name="ce498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44" table:content-validation-name="val58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5" calcext:value-type="float">
            <text:p>5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6" table:content-validation-name="val26"/>
          <table:table-cell table:style-name="ce498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44" table:content-validation-name="val59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5" calcext:value-type="float">
            <text:p>5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Körkörös harc</text:p>
          </table:table-cell>
          <table:covered-table-cell table:style-name="ce151"/>
          <table:table-cell table:style-name="ce486" table:content-validation-name="val27"/>
          <table:table-cell table:style-name="ce498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3" calcext:value-type="float">
            <text:p>3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498" table:content-validation-name="val28" office:value-type="float" office:value="1" calcext:value-type="float">
            <text:p>1</text:p>
          </table:table-cell>
          <table:table-cell table:style-name="ce202" table:content-validation-name="val46" table:formula="of:=[.$D37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3" calcext:value-type="float">
            <text:p>3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Fegyverrántás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498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3" calcext:value-type="float">
            <text:p>3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Harc helyhez kötve</text:p>
          </table:table-cell>
          <table:covered-table-cell table:style-name="ce151"/>
          <table:table-cell table:style-name="ce167" table:content-validation-name="val28" office:value-type="float" office:value="1" calcext:value-type="float">
            <text:p>1</text:p>
          </table:table-cell>
          <table:table-cell table:style-name="ce498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3" calcext:value-type="float">
            <text:p>3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498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40]+[.I40]" office:value-type="float" office:value="3" calcext:value-type="float">
            <text:p>3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<text:s/>Harci anatómia 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498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Zárnyitás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41]+[.I41]" office:value-type="float" office:value="4" calcext:value-type="float">
            <text:p>4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1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2]+[.I42]" office:value-type="float" office:value="5" calcext:value-type="float">
            <text:p>5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3"/>
          <table:table-cell table:style-name="ce506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89" table:content-validation-name="val29" office:value-type="float" office:value="1" calcext:value-type="float">
            <text:p>1</text:p>
          </table:table-cell>
          <table:table-cell table:style-name="ce498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43]+[.I43]" office:value-type="float" office:value="4" calcext:value-type="float">
            <text:p>4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Baráti állatok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498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aktika – fejvadász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44]+[.I44]" office:value-type="float" office:value="2" calcext:value-type="float">
            <text:p>2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Kötelékből szabadul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498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xuális kultúra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Hangutánzás</text:p>
          </table:table-cell>
          <table:covered-table-cell table:style-name="ce150"/>
          <table:table-cell table:style-name="ce168" table:content-validation-name="val28" office:value-type="float" office:value="3" calcext:value-type="float">
            <text:p>3</text:p>
          </table:table-cell>
          <table:table-cell table:style-name="ce498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Idomítás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498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Sebgyógyít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47]+[.I47]" office:value-type="float" office:value="3" calcext:value-type="float">
            <text:p>3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79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89" table:content-validation-name="val30" office:value-type="float" office:value="1" calcext:value-type="float">
            <text:p>1</text:p>
          </table:table-cell>
          <table:table-cell table:style-name="ce498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8]+[.I48]" office:value-type="float" office:value="5" calcext:value-type="float">
            <text:p>5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79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89" table:content-validation-name="val30" office:value-type="float" office:value="1" calcext:value-type="float">
            <text:p>1</text:p>
          </table:table-cell>
          <table:table-cell table:style-name="ce498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Álcázás/álruha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9]+[.I49]" office:value-type="float" office:value="5" calcext:value-type="float">
            <text:p>5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Tánc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51]+[.I51]" office:value-type="float" office:value="3" calcext:value-type="float">
            <text:p>3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4"/>
          <table:covered-table-cell table:style-name="ce514"/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4"/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135" calcext:value-type="float" table:number-columns-spanned="2" table:number-rows-spanned="1">
            <text:p>13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.218093699515347" calcext:value-type="percentage" table:number-columns-spanned="2" table:number-rows-spanned="1">
            <text:p>(Össz KP 22%-a)</text:p>
          </table:table-cell>
          <table:covered-table-cell table:style-name="ce516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0" table:content-validation-name="val51" office:value-type="string" calcext:value-type="string">
            <text:p>Helyismeret: [<text:span text:style-name="T33">saját város</text:span>]</text:p>
          </table:table-cell>
          <table:table-cell table:style-name="ce575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4" calcext:value-type="float" table:number-columns-spanned="2" table:number-rows-spanned="1">
            <text:p>4 db</text:p>
          </table:table-cell>
          <table:covered-table-cell table:style-name="ce215"/>
          <table:table-cell/>
          <table:table-cell table:style-name="ce560" table:content-validation-name="val52" office:value-type="string" calcext:value-type="string">
            <text:p>Történel.ism:[<text:span text:style-name="T33">saját állam</text:span><text:span text:style-name="T34">]</text:span></text:p>
          </table:table-cell>
          <table:table-cell table:style-name="ce454" table:content-validation-name="val62" office:value-type="float" office:value="3" calcext:value-type="float">
            <text:p>3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6" calcext:value-type="float">
            <text:p>6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0" table:content-validation-name="val53" office:value-type="string" calcext:value-type="string">
            <text:p>Vallásism – [<text:span text:style-name="T33">saját vallás</text:span><text:span text:style-name="T34">]</text:span></text:p>
          </table:table-cell>
          <table:table-cell table:style-name="ce452" table:content-validation-name="val63" office:value-type="float" office:value="1" calcext:value-type="float">
            <text:p>1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4" calcext:value-type="float">
            <text:p>4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4" table:content-validation-name="val32"/>
          <table:table-cell table:style-name="ce494" table:content-validation-name="val45"/>
          <table:table-cell table:style-name="ce217" table:content-validation-name="val49"/>
          <table:table-cell/>
          <table:table-cell table:style-name="ce560" table:content-validation-name="val54" office:value-type="string" calcext:value-type="string">
            <text:p>Nyelvismeret – [<text:span text:style-name="T33">saját nyelv</text:span><text:span text:style-name="T34">]</text:span></text:p>
          </table:table-cell>
          <table:table-cell table:style-name="ce575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4" table:content-validation-name="val32"/>
          <table:table-cell table:style-name="ce494" table:content-validation-name="val45"/>
          <table:table-cell table:style-name="ce217" table:content-validation-name="val49"/>
          <table:table-cell/>
          <table:table-cell table:style-name="ce560" table:content-validation-name="val55" office:value-type="string" calcext:value-type="string">
            <text:p>Nyelvismeret – Közös</text:p>
          </table:table-cell>
          <table:table-cell table:style-name="ce575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4" table:content-validation-name="val32"/>
          <table:table-cell table:style-name="ce494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4" table:content-validation-name="val32"/>
          <table:table-cell table:style-name="ce494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5" table:content-validation-name="val32"/>
          <table:table-cell table:style-name="ce495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7" table:default-cell-style-name="ce334"/>
        <table:table-column table:style-name="co26" table:number-columns-repeated="2" table:default-cell-style-name="ce334"/>
        <table:table-column table:style-name="co28" table:number-columns-repeated="2" table:default-cell-style-name="ce334"/>
        <table:table-column table:style-name="co29" table:number-columns-repeated="4" table:default-cell-style-name="ce334"/>
        <table:table-column table:style-name="co30" table:default-cell-style-name="ce334"/>
        <table:table-column table:style-name="co13" table:number-columns-repeated="3" table:default-cell-style-name="ce334"/>
        <table:table-column table:style-name="co31" table:default-cell-style-name="ce334"/>
        <table:table-column table:style-name="co13" table:number-columns-repeated="242" table:default-cell-style-name="ce33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9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5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5" table:content-validation-name="val89" office:value-type="string" calcext:value-type="string">
            <text:p>Módosítók</text:p>
          </table:table-cell>
          <table:table-cell table:style-name="ce685" table:content-validation-name="val95" office:value-type="string" calcext:value-type="string">
            <text:p>Összesen</text:p>
          </table:table-cell>
          <table:table-cell/>
          <table:table-cell table:style-name="ce72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21" calcext:value-type="float">
            <text:p>21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12" table:content-validation-name="val81" office:value-type="float" office:value="10" calcext:value-type="float">
            <text:p>10</text:p>
          </table:table-cell>
          <table:table-cell table:style-name="ce712" table:content-validation-name="val90" table:formula="of:=([Tulajdonságok_képzettségek.C21])+([Tulajdonságok_képzettségek.C22])+[Tulajdonságok_képzettségek.$D$8]+(4*[Tulajdonságok_képzettségek.D33])" office:value-type="float" office:value="12" calcext:value-type="float">
            <text:p>12</text:p>
          </table:table-cell>
          <table:table-cell table:style-name="ce740" table:content-validation-name="val96" table:formula="of:=[.C4]+[.D4]" office:value-type="float" office:value="22" calcext:value-type="float">
            <text:p>22</text:p>
          </table:table-cell>
          <table:table-cell/>
          <table:table-cell table:style-name="ce72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9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2" calcext:value-type="float">
            <text:p>12</text:p>
          </table:table-cell>
          <table:table-cell table:style-name="ce712" table:content-validation-name="val81" office:value-type="float" office:value="20" calcext:value-type="float">
            <text:p>20</text:p>
          </table:table-cell>
          <table:table-cell table:style-name="ce712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4" calcext:value-type="float">
            <text:p>14</text:p>
          </table:table-cell>
          <table:table-cell table:style-name="ce740" table:content-validation-name="val97" table:formula="of:=[.C5]+[.B5]+[.D5]" office:value-type="float" office:value="46" calcext:value-type="float">
            <text:p>4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9" calcext:value-type="float">
            <text:p>9</text:p>
          </table:table-cell>
          <table:table-cell table:style-name="ce712" table:content-validation-name="val81" office:value-type="float" office:value="120" calcext:value-type="float">
            <text:p>120</text:p>
          </table:table-cell>
          <table:table-cell table:style-name="ce712" table:content-validation-name="val92" table:formula="of:=2*([Tulajdonságok_képzettségek.C20]+[Tulajdonságok_képzettségek.C21])+ROUNDDOWN([Tulajdonságok_képzettségek.H27]*[Tulajdonságok_képzettségek.D34]*0.5)" office:value-type="float" office:value="14" calcext:value-type="float">
            <text:p>14</text:p>
          </table:table-cell>
          <table:table-cell table:style-name="ce740" table:content-validation-name="val98" table:formula="of:=[.C6]+[.B6]+[.D6]" office:value-type="float" office:value="143" calcext:value-type="float">
            <text:p>1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12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740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72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9" table:content-validation-name="val117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727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05" calcext:value-type="float">
            <text:p>105 KP</text:p>
          </table:table-cell>
          <table:table-cell/>
          <table:table-cell table:style-name="ce72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7" calcext:value-type="float">
            <text:p>7 HM</text:p>
          </table:table-cell>
          <table:table-cell table:number-columns-repeated="247"/>
        </table:table-row>
        <table:table-row table:style-name="ro1">
          <table:table-cell table:style-name="ce632"/>
          <table:table-cell table:style-name="ce632" table:number-columns-spanned="6" table:number-rows-spanned="1"/>
          <table:covered-table-cell table:number-columns-repeated="5" table:style-name="ce632"/>
          <table:table-cell table:style-name="ce632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14" table:content-validation-name="val83" office:value-type="string" calcext:value-type="string">
            <text:p>Szint</text:p>
          </table:table-cell>
          <table:table-cell table:style-name="ce714" office:value-type="string" calcext:value-type="string">
            <text:p>KÉ</text:p>
          </table:table-cell>
          <table:table-cell table:style-name="ce714" office:value-type="string" calcext:value-type="string">
            <text:p>TÉ/CÉ</text:p>
          </table:table-cell>
          <table:table-cell table:style-name="ce714" office:value-type="string" calcext:value-type="string">
            <text:p>VÉ</text:p>
          </table:table-cell>
          <table:table-cell table:style-name="ce714" table:content-validation-name="val104" office:value-type="string" calcext:value-type="string">
            <text:p>Sebesség</text:p>
          </table:table-cell>
          <table:table-cell table:style-name="ce71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5" calcext:value-type="float">
            <text:p>5</text:p>
          </table:table-cell>
          <table:table-cell table:style-name="ce348" table:content-validation-name="val43" table:formula="of:=VLOOKUP([.$C14];harcmodorok;2)+[.$E$4]" office:value-type="float" office:value="24" calcext:value-type="float">
            <text:p>24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49" calcext:value-type="float">
            <text:p>149</text:p>
          </table:table-cell>
          <table:table-cell table:style-name="ce348" table:content-validation-name="val104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4" calcext:value-type="float">
            <text:p>4</text:p>
          </table:table-cell>
          <table:table-cell table:style-name="ce348" table:content-validation-name="val43" table:formula="of:=VLOOKUP([.$C15];harcmodorok;2)+[.$E$4]" office:value-type="float" office:value="23" calcext:value-type="float">
            <text:p>23</text:p>
          </table:table-cell>
          <table:table-cell table:style-name="ce348" table:content-validation-name="val43" table:formula="of:=VLOOKUP([.$C15];harcmodorok;3)+[.$E$5]" office:value-type="float" office:value="49" calcext:value-type="float">
            <text:p>49</text:p>
          </table:table-cell>
          <table:table-cell table:style-name="ce348" table:content-validation-name="val43" table:formula="of:=VLOOKUP([.$C15];harcmodorok;4)+[.$E$6]" office:value-type="float" office:value="146" calcext:value-type="float">
            <text:p>146</text:p>
          </table:table-cell>
          <table:table-cell table:style-name="ce348" table:content-validation-name="val104" table:formula="of:=[.C15]+[Tulajdonságok_képzettségek.$C$21]" office:value-type="float" office:value="7" calcext:value-type="float">
            <text:p>7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2" calcext:value-type="float">
            <text:p>2</text:p>
          </table:table-cell>
          <table:table-cell table:style-name="ce348" table:content-validation-name="val43" table:formula="of:=VLOOKUP([.$C16];harcmodorok;3)+[.$E$5]" office:value-type="float" office:value="16" calcext:value-type="float">
            <text:p>16</text:p>
          </table:table-cell>
          <table:table-cell table:style-name="ce348" table:content-validation-name="val43" table:formula="of:=VLOOKUP([.$C16];harcmodorok;4)+[.$E$6]" office:value-type="float" office:value="113" calcext:value-type="float">
            <text:p>113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3" calcext:value-type="float">
            <text:p>3</text:p>
          </table:table-cell>
          <table:table-cell table:style-name="ce348" table:content-validation-name="val43" table:formula="of:=VLOOKUP([.$C17];harcmodorok;2)+[.$E$4]" office:value-type="float" office:value="22" calcext:value-type="float">
            <text:p>22</text:p>
          </table:table-cell>
          <table:table-cell table:style-name="ce348" table:content-validation-name="val43" table:formula="of:=VLOOKUP([.$C17];harcmodorok;3)+[.$E$5]" office:value-type="float" office:value="46" calcext:value-type="float">
            <text:p>46</text:p>
          </table:table-cell>
          <table:table-cell table:style-name="ce348" table:content-validation-name="val43" table:formula="of:=VLOOKUP([.$C17];harcmodorok;4)+[.$E$6]" office:value-type="float" office:value="143" calcext:value-type="float">
            <text:p>143</text:p>
          </table:table-cell>
          <table:table-cell table:style-name="ce348" table:content-validation-name="val104" table:formula="of:=[.C17]+[Tulajdonságok_képzettségek.$C$21]" office:value-type="float" office:value="6" calcext:value-type="float">
            <text:p>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3" calcext:value-type="float">
            <text:p>3</text:p>
          </table:table-cell>
          <table:table-cell table:style-name="ce348" table:content-validation-name="val43" table:formula="of:=VLOOKUP([.$C18];harcmodorok;2)+[.$E$4]" office:value-type="float" office:value="22" calcext:value-type="float">
            <text:p>22</text:p>
          </table:table-cell>
          <table:table-cell table:style-name="ce348" table:content-validation-name="val43" table:formula="of:=VLOOKUP([.$C18];harcmodorok;3)+[.$E$8]" office:value-type="float" office:value="-30" calcext:value-type="float">
            <text:p>-3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6" calcext:value-type="float">
            <text:p>6</text:p>
          </table:table-cell>
          <table:table-cell table:style-name="ce390" table:content-validation-name="val43" table:formula="of:=VLOOKUP([.$C18];harcmodorok;4)+[.$E$8]" office:value-type="float" office:value="-30" calcext:value-type="float" table:number-columns-spanned="2" table:number-rows-spanned="1">
            <text:p>-3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2" calcext:value-type="float">
            <text:p>2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2" calcext:value-type="float">
            <text:p>2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2" calcext:value-type="float">
            <text:p>2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32" table:number-columns-spanned="9" table:number-rows-spanned="1"/>
          <table:covered-table-cell table:number-columns-repeated="7" table:style-name="ce632"/>
          <table:covered-table-cell table:style-name="ce410"/>
          <table:table-cell table:style-name="ce63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3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92"/>
          <table:covered-table-cell table:number-columns-repeated="5" table:style-name="ce337"/>
          <table:covered-table-cell table:style-name="ce692"/>
          <table:covered-table-cell table:style-name="ce759"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619"/>
          <table:table-cell table:number-columns-repeated="241"/>
        </table:table-row>
        <table:table-row table:style-name="ro1">
          <table:table-cell table:style-name="ce667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9" office:value-type="string" calcext:value-type="string">
            <text:p>SP</text:p>
          </table:table-cell>
          <table:table-cell table:style-name="ce759" office:value-type="string" calcext:value-type="string" table:number-columns-spanned="2" table:number-rows-spanned="1">
            <text:p>Komment</text:p>
          </table:table-cell>
          <table:covered-table-cell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619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2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2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2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2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9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Bot, hosszú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2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Mara-sequor 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722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office:value-type="string" office:string-value="MK szabály!" calcext:value-type="string" table:number-columns-spanned="2" table:number-rows-spanned="1">
            <text:p>MK szabály!</text:p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Sequor 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2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2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2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619"/>
          <table:table-cell table:number-columns-repeated="241"/>
        </table:table-row>
        <table:table-row table:style-name="ro1">
          <table:table-cell table:style-name="ce667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9" office:value-type="string" calcext:value-type="string">
            <text:p>SP</text:p>
          </table:table-cell>
          <table:table-cell table:style-name="ce75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69" table:content-validation-name="val70" office:value-type="string" calcext:value-type="string">
            <text:p>Nyílpuska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4" calcext:value-type="float">
            <text:p>4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33];tavolsagi_fegyverek_all;9;0))=1);(VLOOKUP([.$A33];tavolsagi_fegyverek_all;9;0)+[.$C33]*[KP_tablazat.$F$47]);[KP_tablazat.$K$38])" office:value-type="float" office:value="16" calcext:value-type="float">
            <text:p>16</text:p>
          </table:table-cell>
          <table:table-cell table:style-name="ce722" table:formula="of:=IF((ISNUMBER(VLOOKUP([.$A33];tavolsagi_fegyverek_all;10;0))=1);VLOOKUP([.$A33];tavolsagi_fegyverek_all;10;0);[KP_tablazat.$K$38])" office:value-type="float" office:value="4" calcext:value-type="float">
            <text:p>4</text:p>
          </table:table-cell>
          <table:table-cell table:style-name="ce722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6 S +10Á" calcext:value-type="string">
            <text:p>6 S +10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69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2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22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9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2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692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667" office:value-type="string" calcext:value-type="string">
            <text:p>KÉ</text:p>
          </table:table-cell>
          <table:table-cell table:style-name="ce667" office:value-type="string" calcext:value-type="string">
            <text:p>TÉ/CÉ</text:p>
          </table:table-cell>
          <table:table-cell table:style-name="ce667" office:value-type="string" calcext:value-type="string">
            <text:p>VÉ/Osztó</text:p>
          </table:table-cell>
          <table:table-cell table:style-name="ce75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9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22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4" calcext:value-type="float">
            <text:p>14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9" calcext:value-type="float">
            <text:p>139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862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Bot, hosszú" calcext:value-type="string" table:number-columns-spanned="2" table:number-rows-spanned="1">
            <text:p>Bot, hosszú</text:p>
          </table:table-cell>
          <table:covered-table-cell table:style-name="ce321" table:content-validation-name="val74"/>
          <table:table-cell table:style-name="ce722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[.G26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Mara-sequor " calcext:value-type="string" table:number-columns-spanned="2" table:number-rows-spanned="1">
            <text:p>Mara-sequor </text:p>
          </table:table-cell>
          <table:covered-table-cell table:style-name="ce322" table:content-validation-name="val74"/>
          <table:table-cell table:style-name="ce722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[.G27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Sequor " calcext:value-type="string" table:number-columns-spanned="2" table:number-rows-spanned="1">
            <text:p>Sequor </text:p>
          </table:table-cell>
          <table:covered-table-cell table:style-name="ce322" table:content-validation-name="val74"/>
          <table:table-cell table:style-name="ce722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[.G28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22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[.G29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22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61" table:content-validation-name="val106" table:formula="of:=[.G30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1" calcext:value-type="float">
            <text:p>1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44" calcext:value-type="float">
            <text:p>-44</text:p>
          </table:table-cell>
          <table:table-cell table:style-name="ce369" table:content-validation-name="val94" table:formula="of:=IF(ISNUMBER([.F33]);&quot;Osztó: &quot;&amp;[.F33];[KP_tablazat.K38])" office:value-type="string" office:string-value="Osztó: 4" calcext:value-type="string">
            <text:p>Osztó: 4</text:p>
          </table:table-cell>
          <table:table-cell table:style-name="ce382" table:content-validation-name="val106" table:formula="of:=[.G33]" office:value-type="string" office:string-value="6 S +10Á" calcext:value-type="string">
            <text:p>6 S +10Á</text:p>
          </table:table-cell>
          <table:table-cell table:style-name="ce397" table:formula="of:=[.H33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2" table:content-validation-name="val109"/>
          <table:covered-table-cell table:style-name="ce862"/>
          <table:covered-table-cell/>
          <table:table-cell/>
          <table:table-cell table:style-name="ce61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76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32"/>
          <table:table-cell table:style-name="ce632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80" table:number-columns-spanned="9" table:number-rows-spanned="1"/>
          <table:covered-table-cell table:style-name="ce327"/>
          <table:covered-table-cell table:number-columns-repeated="3" table:style-name="ce680"/>
          <table:covered-table-cell table:style-name="ce372"/>
          <table:covered-table-cell table:number-columns-repeated="2" table:style-name="ce680"/>
          <table:covered-table-cell table:style-name="ce420"/>
          <table:table-cell table:style-name="ce680" table:number-columns-repeated="246"/>
          <table:table-cell table:style-name="ce632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4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32"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66"/>
          <table:table-cell table:style-name="ce688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4"/>
          <table:covered-table-cell table:style-name="ce426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4"/>
          <table:table-cell table:style-name="ce331"/>
          <table:table-cell table:style-name="ce684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ce935"/>
        <table:table-column table:style-name="co37" table:default-cell-style-name="ce935"/>
        <table:table-column table:style-name="co38" table:default-cell-style-name="ce935"/>
        <table:table-column table:style-name="co39" table:default-cell-style-name="Default"/>
        <table:table-column table:style-name="co48" table:default-cell-style-name="ce952"/>
        <table:table-column table:style-name="co49" table:default-cell-style-name="Default"/>
        <table:table-column table:style-name="co50" table:default-cell-style-name="ce952"/>
        <table:table-column table:style-name="co51" table:default-cell-style-name="ce952"/>
        <table:table-column table:style-name="co38" table:default-cell-style-name="ce952"/>
        <table:table-column table:style-name="co21" table:default-cell-style-name="ce952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46" calcext:value-type="float" table:number-columns-spanned="2" table:number-rows-spanned="1">
            <text:p>46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20" table:content-validation-name="val120" office:value-type="string" calcext:value-type="string" table:number-columns-spanned="2" table:number-rows-spanned="1">
            <text:p>Fejvadász tradíció</text:p>
          </table:table-cell>
          <table:covered-table-cell table:style-name="ce926"/>
          <table:table-cell table:style-name="ce444" table:content-validation-name="val60" office:value-type="float" office:value="5" calcext:value-type="float">
            <text:p>5</text:p>
          </table:table-cell>
          <table:table-cell table:style-name="ce444" table:content-validation-name="val60"/>
          <table:table-cell table:style-name="ce853" table:content-validation-name="val124" table:formula="of:=[.C7]+[.D7]" office:value-type="float" office:value="5" calcext:value-type="float">
            <text:p>5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18" calcext:value-type="float">
            <text:p>18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7]+[.K7]" office:value-type="float" office:value="0" calcext:value-type="float">
            <text:p>0</text:p>
          </table:table-cell>
          <table:table-cell table:style-name="ce271" table:content-validation-name="val43" table:formula="of:=-IF([.$K7]&gt;0;VLOOKUP([.$K7];KP_táblázat;MATCH(&quot;Átlagos&quot;;KP_fejléc;0);0);0)+IF([.$L7];VLOOKUP([.$L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20" table:content-validation-name="val121" table:number-columns-spanned="2" table:number-rows-spanned="1"/>
          <table:covered-table-cell table:style-name="ce926" table:content-validation-name="val121"/>
          <table:table-cell table:style-name="ce444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8]+[.K8]" office:value-type="float" office:value="0" calcext:value-type="float">
            <text:p>0</text:p>
          </table:table-cell>
          <table:table-cell table:style-name="ce271" table:content-validation-name="val43" table:formula="of:=-IF([.$K8]&gt;0;VLOOKUP([.$K8];KP_táblázat;MATCH(&quot;Átlagos&quot;;KP_fejléc;0);0);0)+IF([.$L8];VLOOKUP([.$L8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20" table:content-validation-name="val121" table:number-columns-spanned="2" table:number-rows-spanned="1"/>
          <table:covered-table-cell table:style-name="ce926" table:content-validation-name="val121"/>
          <table:table-cell table:style-name="ce444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9]+[.K9]" office:value-type="float" office:value="0" calcext:value-type="float">
            <text:p>0</text:p>
          </table:table-cell>
          <table:table-cell table:style-name="ce271" table:content-validation-name="val43" table:formula="of:=-IF([.$K9]&gt;0;VLOOKUP([.$K9];KP_táblázat;MATCH(&quot;Átlagos&quot;;KP_fejléc;0);0);0)+IF([.$L9];VLOOKUP([.$L9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0]+[.K10]" office:value-type="float" office:value="0" calcext:value-type="float">
            <text:p>0</text:p>
          </table:table-cell>
          <table:table-cell table:style-name="ce271" table:content-validation-name="val43" table:formula="of:=-IF([.$K10]&gt;0;VLOOKUP([.$K10];KP_táblázat;MATCH(&quot;Átlagos&quot;;KP_fejléc;0);0);0)+IF([.$L10];VLOOKUP([.$L10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1]+[.K11]" office:value-type="float" office:value="0" calcext:value-type="float">
            <text:p>0</text:p>
          </table:table-cell>
          <table:table-cell table:style-name="ce271" table:content-validation-name="val43" table:formula="of:=-IF([.$K11]&gt;0;VLOOKUP([.$K11];KP_táblázat;MATCH(&quot;Átlagos&quot;;KP_fejléc;0);0);0)+IF([.$L11];VLOOKUP([.$L11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2]+[.K12]" office:value-type="float" office:value="0" calcext:value-type="float">
            <text:p>0</text:p>
          </table:table-cell>
          <table:table-cell table:style-name="ce271" table:content-validation-name="val43" table:formula="of:=-IF([.$K12]&gt;0;VLOOKUP([.$K12];KP_táblázat;MATCH(&quot;Átlagos&quot;;KP_fejléc;0);0);0)+IF([.$L12];VLOOKUP([.$L12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1" calcext:value-type="float">
            <text:p>1</text:p>
          </table:table-cell>
          <table:table-cell table:style-name="ce863" table:content-validation-name="val43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3]+[.K13]" office:value-type="float" office:value="0" calcext:value-type="float">
            <text:p>0</text:p>
          </table:table-cell>
          <table:table-cell table:style-name="ce271" table:content-validation-name="val43" table:formula="of:=-IF([.$K13]&gt;0;VLOOKUP([.$K13];KP_táblázat;MATCH(&quot;Átlagos&quot;;KP_fejléc;0);0);0)+IF([.$L13];VLOOKUP([.$L13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office:value-type="string" calcext:value-type="string" table:number-columns-spanned="2" table:number-rows-spanned="1">
            <text:p>Birodalmi</text:p>
          </table:table-cell>
          <table:covered-table-cell table:content-validation-name="val122"/>
          <table:table-cell table:style-name="ce805" table:content-validation-name="val60" office:value-type="float" office:value="4" calcext:value-type="float">
            <text:p>4</text:p>
          </table:table-cell>
          <table:table-cell table:style-name="ce444" table:content-validation-name="val60"/>
          <table:table-cell table:style-name="ce854" table:content-validation-name="val124" table:formula="of:=[.C16]+[.D16]" office:value-type="float" office:value="4" calcext:value-type="float">
            <text:p>4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13" calcext:value-type="float">
            <text:p>13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4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8" table:content-validation-name="val43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3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23"/>
          <table:table-cell table:style-name="ce92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3"/>
          <table:table-cell table:style-name="ce92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23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3"/>
          <table:table-cell table:style-name="ce92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3"/>
          <table:table-cell table:style-name="ce923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923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333" calcext:value-type="float">
            <text:p>333</text:p>
          </table:table-cell>
          <table:table-cell table:content-validation-name="val66"/>
          <table:table-cell table:style-name="ce968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135" calcext:value-type="float">
            <text:p>135</text:p>
          </table:table-cell>
          <table:table-cell table:style-name="ce334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4" table:content-validation-name="val66"/>
          <table:table-cell table:style-name="ce228" table:content-validation-name="val66" office:value-type="string" calcext:value-type="string">
            <text:p>Méregkeverés</text:p>
          </table:table-cell>
          <table:table-cell table:style-name="ce453" table:content-validation-name="val66" office:value-type="float" office:value="3" calcext:value-type="float">
            <text:p>3</text:p>
          </table:table-cell>
          <table:table-cell table:style-name="ce453" table:content-validation-name="val66"/>
          <table:table-cell table:style-name="ce659" table:content-validation-name="val66" table:formula="of:=[.I6]+[.J6]" office:value-type="float" office:value="3" calcext:value-type="float">
            <text:p>3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16" calcext:value-type="float">
            <text:p>16</text:p>
          </table:table-cell>
          <table:table-cell table:content-validation-name="val66" table:number-columns-repeated="244"/>
        </table:table-row>
        <table:table-row table:style-name="ro26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Kitartás</text:p>
          </table:table-cell>
          <table:covered-table-cell table:style-name="ce151" table:content-validation-name="val66"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3" table:content-validation-name="val66" table:formula="of:=[.$D9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ut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Úsz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Megfélemlíté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Testőr</text:p>
          </table:table-cell>
          <table:covered-table-cell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7" table:content-validation-name="val66" table:formula="of:=[.$D13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Vakharc</text:p>
          </table:table-cell>
          <table:covered-table-cell/>
          <table:table-cell table:style-name="ce66" table:content-validation-name="val66" office:value-type="float" office:value="3" calcext:value-type="float">
            <text:p>3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8" table:content-validation-name="val66" table:formula="of:=[.$D14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66" table:content-validation-name="val66" office:value-type="float" office:value="3" calcext:value-type="float">
            <text:p>3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66" table:formula="of:=[.$D15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Pontos lövé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68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 table:content-validation-name="val66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11"/>
        <table:table-column table:style-name="co41" table:default-cell-style-name="ce1016"/>
        <table:table-column table:style-name="co13" table:number-columns-repeated="254" table:default-cell-style-name="ce1011"/>
        <table:table-row table:style-name="ro13">
          <table:table-cell table:style-name="ce1008" office:value-type="string" calcext:value-type="string">
            <text:p>Karakter pontok (KP) elosztása</text:p>
            <text:p/>
          </table:table-cell>
          <table:table-cell table:style-name="ce1015"/>
          <table:table-cell table:style-name="ce1022" table:number-columns-repeated="254"/>
        </table:table-row>
        <table:table-row table:style-name="ro14">
          <table:table-cell table:style-name="ce1009" office:value-type="string" calcext:value-type="string">
            <text:p><text:span text:style-name="T37">→ </text:span><text:span text:style-name="T38">KP = 150 + Tapasztalati szint  x (70 + Intelligencia)  + még (TSZ x (20+Emlékezet)), ez utóbbi csak NEM-harci vagy -misztikus jellegű ismeretek növelésére fordítható</text:span></text:p>
            <text:p><text:span text:style-name="T37">→ </text:span><text:span text:style-name="T38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10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7" office:value-type="string" calcext:value-type="string">
            <text:p><text:span text:style-name="T39">→Egy  misztikus/harci képzettség értéke legfeljebb (szint+3) lehet</text:span></text:p>
            <text:p><text:span text:style-name="T39">→Egy  NEM misztikus/harci képzettség értéke legfeljebb (szint+8) lehet</text:span></text:p>
            <text:p><text:span text:style-name="T3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7">→</text:span><text:span text:style-name="T38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7">→</text:span><text:span text:style-name="T3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10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8" office:value-type="string" calcext:value-type="string">
            <text:p><text:span text:style-name="T40">→</text:span><text:span text:style-name="T41">Vannak egy és többfokú fortélyok. Minden fok </text:span><text:span text:style-name="T42">15KP</text:span><text:span text:style-name="T41">-ba kerül és követelményei vannak.</text:span></text:p>
            <text:p><text:span text:style-name="T40">→</text:span><text:span text:style-name="T41">Több fokú Fortélyoknál szintenként csak egy fokot lehet fejlődni akkor is, ha lenne elég KP több fokra is! Ez alól kivétel az 1. szint (karakteralkotás).</text:span></text:p>
            <text:p><text:span text:style-name="T40">→</text:span><text:span text:style-name="T41">Egy szintlépés alkalmával nem vehető fel két olyan Fortély, amely ugyanazt a jellemzőt/képzettséget, stb módosít.</text:span></text:p>
            <text:p><text:span text:style-name="T40">→</text:span><text:span text:style-name="T4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2" table:number-columns-repeated="256"/>
        </table:table-row>
        <table:table-row table:style-name="ro13">
          <table:table-cell table:style-name="ce1010" office:value-type="string" calcext:value-type="string">
            <text:p>Harcérték módosítók (HM)</text:p>
            <text:p/>
          </table:table-cell>
          <table:table-cell table:style-name="ce1012"/>
          <table:table-cell table:number-columns-repeated="254"/>
        </table:table-row>
        <table:table-row table:style-name="ro17">
          <table:table-cell/>
          <table:table-cell table:style-name="ce1019" office:value-type="string" calcext:value-type="string">
            <text:p><text:span text:style-name="T43">→</text:span><text:span text:style-name="T44">1HM/CM = 5 KP</text:span></text:p>
            <text:p><text:span text:style-name="T43">→</text:span><text:span text:style-name="T44">max 8 HM/szint   </text:span><text:span text:style-name="T45">(HM = közelharci HM, amibe a TÉ és VÉ tartozik bele)</text:span></text:p>
            <text:p><text:span text:style-name="T43">→</text:span><text:span text:style-name="T44">max 4 CM/szint   </text:span><text:span text:style-name="T45">(CM = Célzóérték Módosító, ami a CÉ-re fordítható harcértékmódosítót jelöli)</text:span></text:p>
            <text:p/>
            <text:p><text:span text:style-name="T4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9"/>
          <table:table-cell table:number-columns-repeated="254"/>
        </table:table-row>
        <table:table-row table:style-name="ro18">
          <table:table-cell table:style-name="ce1009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9" office:value-type="string" calcext:value-type="string">
            <text:p><text:span text:style-name="T43">→</text:span><text:span text:style-name="T44">Mágikus tradíciók: Átfogó képzettségek (csak 1x vehetőek fel) és követelményeik vannak (van amelyik, csak 1.szinten vehető fel).  </text:span><text:span text:style-name="T45">(Például: Magasmágia, Vulgármágia, stb.)</text:span></text:p>
            <text:p><text:span text:style-name="T43">→</text:span><text:span text:style-name="T4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7" office:value-type="string" calcext:value-type="string">
            <text:p><text:span text:style-name="T39">→Pszí-alkalmazás: 4 fokú fortély egyre erősebb követelményekkel. Az alkalmazás fokát adja, nélküle nem lehet ψ iskolát tanulni.</text:span></text:p>
            <text:p><text:span text:style-name="T3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13"/>
          <table:table-cell table:style-name="ce1020"/>
          <table:table-cell table:style-name="ce1013" table:number-columns-repeated="254"/>
        </table:table-row>
        <table:table-row table:style-name="ro1">
          <table:table-cell table:style-name="ce1014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21" office:value-type="string" calcext:value-type="string">
            <text:p><text:span text:style-name="T43">→pl. lábsöprés, lefegyverzés, átdobás</text:span></text:p>
            <text:p><text:span text:style-name="T43">→Kivételek, mert </text:span><text:span text:style-name="T47">NEM</text:span><text:span text:style-name="T43"> KP-ba, hanem Manőverfejlesztő Pontba (MFP) kerülnek, amit automatikusan kap a játékos (több fokkal is fejleszthetőek egyes manőverek!)</text:span></text:p>
            <text:p><text:span text:style-name="T43">  (ΣMFP = összes nem távolsági harcmodor szintjének összege) </text:span></text:p>
            <text:p><text:span text:style-name="T4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24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23" office:value-type="string" calcext:value-type="string">
            <text:p>V7.7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31" table:number-columns-repeated="1023"/>
        </table:table-row>
        <table:table-row table:style-name="ro1">
          <table:table-cell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6.1</text:p>
          </table:table-cell>
          <table:table-cell table:style-name="ce1031" table:number-columns-repeated="1023"/>
        </table:table-row>
        <table:table-row table:style-name="ro1">
          <table:table-cell table:style-name="ce1025" office:value-type="string" calcext:value-type="string">
            <text:p>* Mágia_Pszi fülről az Érzékek eltűntetése</text:p>
          </table:table-cell>
          <table:table-cell table:style-name="ce1031" table:number-columns-repeated="1023"/>
        </table:table-row>
        <table:table-row table:style-name="ro1">
          <table:table-cell table:style-name="ce1023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6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Összpontosítás is primer képzettség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KP táblázat fülről az Érzékek eltűntetése</text:p>
          </table:table-cell>
          <table:table-cell table:style-name="ce1031" table:number-columns-repeated="1023"/>
        </table:table-row>
        <table:table-row table:style-name="ro1">
          <table:table-cell table:style-name="ce1023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5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Észlelés revert: újra Átlagos nehézségű lett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Másfélkezes 1 kézzel forgatva: -3 Erőbónusz (azaz SP mivel 1:1 számít be)</text:p>
          </table:table-cell>
          <table:table-cell table:style-name="ce1031" table:number-columns-repeated="1023"/>
        </table:table-row>
        <table:table-row table:style-name="ro1">
          <table:table-cell table:style-name="ce1023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4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Erőbónusz 1:1 beszámít SP-be (negatív értelemben is)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Észlelés Átfogó nehézségű lett</text:p>
          </table:table-cell>
          <table:table-cell table:style-name="ce1031" table:number-columns-repeated="1023"/>
        </table:table-row>
        <table:table-row table:style-name="ro1">
          <table:table-cell table:style-name="ce1027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3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31" table:number-columns-repeated="1023"/>
        </table:table-row>
        <table:table-row table:style-name="ro1">
          <table:table-cell table:style-name="ce1023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2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31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48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3">→ </text:span><text:span text:style-name="T49">lefelé</text:span><text:span text:style-name="T43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3">→</text:span> A harci és misztikus képzettségek szintje legfeljebb (szint+3) lehe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3">→</text:span> A többi képzettség értéke pedig legfeljebb (szint+8) lehe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8" office:value-type="string" calcext:value-type="string">
            <text:p>* Harcmodorok szintenként már +3 TÉ/VÉ-t adnak, nem csak 2-t!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2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9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* KP/Szint: 70 <text:s text:c="2"/>; Bónusz: +15KP/Szint (nem harci+misztikusra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Javítás: a képzettségek nem foka, hanem szintje van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* Minden kiemelt cellához Érvényesség vizsgálat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Szinttúlépés ellenőrzés javítás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* VÉGRE: A képzettségbónusz megfelelő kezelése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Szabályok munkalapon más betűkészlet (ékezet gondok voltak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0">→</text:span> Karakter neve, faja, vallása</text:p>
          </table:table-cell>
          <table: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Személyiségjegyei</text:p>
          </table:table-cell>
          <table:covered-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Kommunikáció, szociális érzék</text:p>
          </table:table-cell>
          <table:covered-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Külső</text:p>
          </table:table-cell>
          <table:covered-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23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2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25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Mana korlát eltörlése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Mágia tradíciók: 50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KÉ-be ismét beszámít a TSZ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Puszta kéz értékeinek automatikus kiszám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Nincs korlátozva a max vásárolható mana pon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KP/szint: 80KP (eddig 70 volt)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Hibás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Hibás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Fegyver táblázatba bekerült: MF oszlop (Mesterfegyver foka az adott fegyverre)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style-name="ce1033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Hibás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támadási típus bekerült (szúró/vágó/zúzó) a fegyverek táblázatáb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Össz ÉP kiszámolása (Harcértékek oldal alja (Sebesülés táblázat teteje))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KÉ számítás javítva + KÉ-re már nem adható HM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VÉ csökkenés plusz sor sok hellyel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CÉ-be az Önuralom számít! Javítv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Harcmodorokhoz új oszlop: Sebesség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Hibás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Fájdalomtűrés próbák módosultak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Belharc harcmodor törölve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Fortély cellák átalak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KP/Szint = 70 + Intelligenci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A +6-os tulajdonságok pontértéke beírv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Tulajdonságok: Önuralom, Fogékonyság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Max egyfajta HM hiba jav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Belharc bekerült a Harcmodorok közé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1ψP = 2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1 MP = 3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Apró javítások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Hajításnak, Íjászatnak, Lövészetnek is van KÉ-je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Átszervezett Harcétékek oldal. Jobb helykihasználás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Külön CHM (CÉ-HM) (max 4CHM/Szint)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1 CHM = 4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Egy harcérték alapra max 5/szin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5HM-&gt;3HM másra</text:p>
          </table:table-cell>
          <table:table-cell table:style-name="ce1034" office:value-type="string" calcext:value-type="string">
            <text:p>Még nincs megvalósítva!!!</text:p>
          </table:table-cell>
          <table:table-cell/>
          <table:table-cell table:style-name="ce1030" table:number-columns-repeated="253"/>
          <table:table-cell table:number-columns-repeated="768"/>
        </table:table-row>
        <table:table-row table:style-name="ro1">
          <table:table-cell table:style-name="ce1030" office:value-type="string" calcext:value-type="string">
            <text:p>* 4HM-&gt;2HM másra</text:p>
          </table:table-cell>
          <table:table-cell table:style-name="ce1034" office:value-type="string" calcext:value-type="string">
            <text:p>Még nincs megvalósítva!!!</text:p>
          </table:table-cell>
          <table:table-cell/>
          <table:table-cell table:style-name="ce1030" table:number-columns-repeated="253"/>
          <table:table-cell table:number-columns-repeated="768"/>
        </table:table-row>
        <table:table-row table:style-name="ro1">
          <table:table-cell table:style-name="ce1030" office:value-type="string" calcext:value-type="string">
            <text:p>* 3HM-&gt;1HM másra</text:p>
          </table:table-cell>
          <table:table-cell table:style-name="ce1034" office:value-type="string" calcext:value-type="string">
            <text:p>Még nincs megvalósítva!!!</text:p>
          </table:table-cell>
          <table:table-cell/>
          <table:table-cell table:style-name="ce1030" table:number-columns-repeated="253"/>
          <table:table-cell table:number-columns-repeated="768"/>
        </table:table-row>
        <table:table-row table:style-name="ro1">
          <table:table-cell table:style-name="ce1030" table:number-columns-repeated="2"/>
          <table:table-cell table:style-name="ce1034"/>
          <table:table-cell table:style-name="ce1030" table:number-columns-repeated="253"/>
          <table:table-cell table:number-columns-repeated="768"/>
        </table:table-row>
        <table:table-row table:style-name="ro1">
          <table:table-cell table:style-name="ce1023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Pszí bekerült, 1 HM=4KP, Max HM/szint=8, 1MP=4KP, 1Pp=4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Javítások, Fortélyok táblázat átrendezése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Fegyverek harcértékei, Teljes fegyveres harcértékek táblázat bekerül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Életerő táblázat bekerül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Pajzsok, vértek, SFÉ tábláza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Mágia és Pszi fül: egyszerűbb, átláthatóbb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Élőfej és élőláb kikapcs, ez plusz hely.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Teljes átstruktúrálás, hogy nyomtatható legyen, ne lógjon ki 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sehol a nyomtatási képből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23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23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34"/>
        <table:table-column table:style-name="co44" table:default-cell-style-name="ce334"/>
        <table:table-column table:style-name="co13" table:number-columns-repeated="4" table:default-cell-style-name="ce334"/>
        <table:table-column table:style-name="co45" table:default-cell-style-name="ce334"/>
        <table:table-column table:style-name="co46" table:default-cell-style-name="ce334"/>
        <table:table-column table:style-name="co13" table:number-columns-repeated="5" table:default-cell-style-name="ce334"/>
        <table:table-column table:style-name="co13" table:default-cell-style-name="ce619"/>
        <table:table-column table:style-name="co47" table:default-cell-style-name="ce334"/>
        <table:table-column table:style-name="co13" table:number-columns-repeated="241" table:default-cell-style-name="ce334"/>
        <table:table-row table:style-name="ro1">
          <table:table-cell table:style-name="ce1035"/>
          <table:table-cell table:style-name="ce1038" office:value-type="string" calcext:value-type="string">
            <text:p>Fegyver</text:p>
          </table:table-cell>
          <table:table-cell table:style-name="ce1050" office:value-type="string" calcext:value-type="string">
            <text:p>Típus</text:p>
          </table:table-cell>
          <table:table-cell table:style-name="ce1038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103" office:value-type="string" calcext:value-type="string">
            <text:p>Átütés</text:p>
          </table:table-cell>
          <table:table-cell table:style-name="ce1103" office:value-type="string" calcext:value-type="string">
            <text:p>Íves</text:p>
          </table:table-cell>
          <table:table-cell table:style-name="ce1105" office:value-type="string" calcext:value-type="string">
            <text:p>1,5 kezes</text:p>
          </table:table-cell>
          <table:table-cell table:style-name="ce1103" office:value-type="string" calcext:value-type="string">
            <text:p>Pengehossz</text:p>
          </table:table-cell>
          <table:table-cell table:style-name="ce1103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1103" office:value-type="string" calcext:value-type="string">
            <text:p>Sebesség</text:p>
          </table:table-cell>
          <table:table-cell table:style-name="ce1050" office:value-type="string" calcext:value-type="string">
            <text:p>Harcmodor</text:p>
          </table:table-cell>
          <table:table-cell table:style-name="ce1183" office:value-type="string" calcext:value-type="string">
            <text:p>Megjegyzés</text:p>
          </table:table-cell>
          <table:table-cell table:style-name="ce1035" table:number-columns-repeated="241"/>
        </table:table-row>
        <table:table-row table:style-name="ro1">
          <table:table-cell table:style-name="ce1036" office:value-type="string" calcext:value-type="string">
            <text:p>Közelharci fegyverek</text:p>
          </table:table-cell>
          <table:table-cell table:style-name="ce1039" office:value-type="string" calcext:value-type="string">
            <text:p><text:s/>__</text:p>
          </table:table-cell>
          <table:table-cell table:style-name="ce1051"/>
          <table:table-cell table:style-name="ce1051" office:value-type="string" calcext:value-type="string">
            <text:p>x</text:p>
          </table:table-cell>
          <table:table-cell table:number-columns-repeated="2" table:style-name="ce1039" office:value-type="string" calcext:value-type="string">
            <text:p>x</text:p>
          </table:table-cell>
          <table:table-cell table:style-name="ce1039" table:number-columns-repeated="2"/>
          <table:table-cell table:number-columns-repeated="3" table:style-name="ce1039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039" table:number-columns-repeated="2"/>
          <table:table-cell table:style-name="ce1208" table:number-columns-repeated="241"/>
        </table:table-row>
        <table:table-row table:style-name="ro21">
          <table:table-cell/>
          <table:table-cell table:style-name="ce1040" office:value-type="string" calcext:value-type="string">
            <text:p>Puszta kéz</text:p>
          </table:table-cell>
          <table:table-cell table:style-name="ce1052" office:value-type="string" calcext:value-type="string">
            <text:p>egykezes</text:p>
          </table:table-cell>
          <table:table-cell table:style-name="ce1052" office:value-type="float" office:value="-5" calcext:value-type="float">
            <text:p>-5</text:p>
          </table:table-cell>
          <table:table-cell table:style-name="ce1052" office:value-type="string" calcext:value-type="string">
            <text:p>Z</text:p>
          </table:table-cell>
          <table:table-cell table:number-columns-repeated="2" table:style-name="ce1052" office:value-type="float" office:value="0" calcext:value-type="float">
            <text:p>0</text:p>
          </table:table-cell>
          <table:table-cell table:style-name="ce1052"/>
          <table:table-cell table:style-name="ce1052" office:value-type="float" office:value="0" calcext:value-type="float">
            <text:p>0</text:p>
          </table:table-cell>
          <table:table-cell table:number-columns-repeated="3" table:style-name="ce1052" office:value-type="float" office:value="-10" calcext:value-type="float">
            <text:p>-10</text:p>
          </table:table-cell>
          <table:table-cell table:style-name="ce1052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Tőr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number-columns-repeated="2"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41" office:value-type="string" calcext:value-type="string">
            <text:p>Béltépő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number-columns-repeated="2"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Dzsambia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number-columns-repeated="2"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Garott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7" calcext:value-type="float">
            <text:p>7</text:p>
          </table:table-cell>
          <table:table-cell table:style-name="ce1053" office:value-type="string" calcext:value-type="string">
            <text:p>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spec.</text:p>
          </table:table-cell>
          <table:table-cell table:number-columns-repeated="3"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-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é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3" calcext:value-type="float">
            <text:p>3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riszké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string" calcext:value-type="string">
            <text:p>+3/0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Levéltőr</text:p>
          </table:table-cell>
          <table:table-cell table:style-name="ce1053" office:value-type="string" calcext:value-type="string">
            <text:p>egykezes</text:p>
          </table:table-cell>
          <table:table-cell table:style-name="ce1064" office:value-type="float" office:value="1" calcext:value-type="float">
            <text:p>1</text:p>
          </table:table-cell>
          <table:table-cell table:style-name="ce1064" office:value-type="string" calcext:value-type="string">
            <text:p>S/V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064"/>
          <table:table-cell table:style-name="ce1064" office:value-type="string" calcext:value-type="string">
            <text:p>rövid</text:p>
          </table:table-cell>
          <table:table-cell table:style-name="ce1064" office:value-type="float" office:value="2" calcext:value-type="float">
            <text:p>2</text:p>
          </table:table-cell>
          <table:table-cell table:style-name="ce1064" office:value-type="float" office:value="4" calcext:value-type="float">
            <text:p>4</text:p>
          </table:table-cell>
          <table:table-cell table:number-columns-repeated="2" table:style-name="ce106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Markolatgomb</text:p>
          </table:table-cell>
          <table:table-cell table:style-name="ce1053" office:value-type="string" calcext:value-type="string">
            <text:p>egykeze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064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7" calcext:value-type="float">
            <text:p>-7</text:p>
          </table:table-cell>
          <table:table-cell table:style-name="ce106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Méregfog</text:p>
          </table:table-cell>
          <table:table-cell table:style-name="ce1053" office:value-type="string" calcext:value-type="string">
            <text:p>egykeze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string" calcext:value-type="string">
            <text:p>S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064"/>
          <table:table-cell table:style-name="ce1064" office:value-type="string" calcext:value-type="string">
            <text:p>rövid</text:p>
          </table:table-cell>
          <table:table-cell table:style-name="ce1064" office:value-type="float" office:value="1" calcext:value-type="float">
            <text:p>1</text:p>
          </table:table-cell>
          <table:table-cell table:number-columns-repeated="2" table:style-name="ce1064" office:value-type="float" office:value="3" calcext:value-type="float">
            <text:p>3</text:p>
          </table:table-cell>
          <table:table-cell table:style-name="ce1064"/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Pugos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Ramiera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3" calcext:value-type="float">
            <text:p>3</text:p>
          </table:table-cell>
          <table:table-cell table:number-columns-repeated="3"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Tőr, hárító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0" calcext:value-type="float">
            <text:p>10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7" office:value-type="string" calcext:value-type="string">
            <text:p><text:span text:style-name="T53">Nagyon</text:span><text:span text:style-name="T54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Tőr, kígyó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number-columns-repeated="2"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Tőr, ököl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-5" calcext:value-type="float">
            <text:p>-5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-5" calcext:value-type="float">
            <text:p>-5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Tőr, páncélszúró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string" calcext:value-type="string">
            <text:p>S</text:p>
          </table:table-cell>
          <table:table-cell table:style-name="ce1054" office:value-type="float" office:value="8" calcext:value-type="float">
            <text:p>8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8" calcext:value-type="float">
            <text:p>8</text:p>
          </table:table-cell>
          <table:table-cell table:style-name="ce1054" office:value-type="float" office:value="4" calcext:value-type="float">
            <text:p>4</text:p>
          </table:table-cell>
          <table:table-cell table:style-name="ce1054"/>
          <table:table-cell table:style-name="ce1180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Tőr, Slan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6" calcext:value-type="float">
            <text:p>6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 table:style-name="ce457"/>
          <table:table-cell table:style-name="ce1043" office:value-type="string" calcext:value-type="string">
            <text:p>Vasököl / páncélkesztyű</text:p>
          </table:table-cell>
          <table:table-cell table:style-name="ce1055" office:value-type="string" calcext:value-type="string">
            <text:p>egykezes</text:p>
          </table:table-cell>
          <table:table-cell table:style-name="ce1055" office:value-type="float" office:value="0" calcext:value-type="float">
            <text:p>0</text:p>
          </table:table-cell>
          <table:table-cell table:style-name="ce1055" office:value-type="string" calcext:value-type="string">
            <text:p>Z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1055"/>
          <table:table-cell table:style-name="ce1055" office:value-type="float" office:value="0" calcext:value-type="float">
            <text:p>0</text:p>
          </table:table-cell>
          <table:table-cell table:number-columns-repeated="3" table:style-name="ce1055" office:value-type="float" office:value="-7" calcext:value-type="float">
            <text:p>-7</text:p>
          </table:table-cell>
          <table:table-cell table:style-name="ce1055" office:value-type="float" office:value="5" calcext:value-type="float">
            <text:p>5</text:p>
          </table:table-cell>
          <table:table-cell table:style-name="ce1181" office:value-type="string" calcext:value-type="string">
            <text:p>közelharc</text:p>
          </table:table-cell>
          <table:table-cell table:style-name="ce1199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6" office:value-type="string" calcext:value-type="string">
            <text:p>Kardvívó fegyverek</text:p>
          </table:table-cell>
          <table:table-cell table:style-name="ce1040" office:value-type="string" calcext:value-type="string">
            <text:p>Kard, dzsenn szablya</text:p>
          </table:table-cell>
          <table:table-cell table:style-name="ce1052" office:value-type="string" calcext:value-type="string">
            <text:p>egykezes</text:p>
          </table:table-cell>
          <table:table-cell table:style-name="ce1052" office:value-type="float" office:value="4" calcext:value-type="float">
            <text:p>4</text:p>
          </table:table-cell>
          <table:table-cell table:style-name="ce1052" office:value-type="string" calcext:value-type="string">
            <text:p>V/S</text:p>
          </table:table-cell>
          <table:table-cell table:style-name="ce1052" office:value-type="float" office:value="0" calcext:value-type="float">
            <text:p>0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052" office:value-type="string" calcext:value-type="string">
            <text:p>1 penge</text:p>
          </table:table-cell>
          <table:table-cell table:style-name="ce1052" office:value-type="float" office:value="8" calcext:value-type="float">
            <text:p>8</text:p>
          </table:table-cell>
          <table:table-cell table:number-columns-repeated="2" table:style-name="ce1052" office:value-type="float" office:value="15" calcext:value-type="float">
            <text:p>15</text:p>
          </table:table-cell>
          <table:table-cell table:style-name="ce1052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emrelin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7" calcext:value-type="float">
            <text:p>7</text:p>
          </table:table-cell>
          <table:table-cell table:number-columns-repeated="2" table:style-name="ce1053" office:value-type="float" office:value="13" calcext:value-type="float">
            <text:p>13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/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fejvadász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3" calcext:value-type="float">
            <text:p>3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float" office:value="11" calcext:value-type="float">
            <text:p>11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handzsár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3" calcext:value-type="float">
            <text:p>13</text:p>
          </table:table-cell>
          <table:table-cell table:style-name="ce1053" office:value-type="float" office:value="10" calcext:value-type="float">
            <text:p>10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hiequar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S/V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2" calcext:value-type="float">
            <text:p>12</text:p>
          </table:table-cell>
          <table:table-cell table:style-name="ce1053" office:value-type="float" office:value="8" calcext:value-type="float">
            <text:p>8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hosszú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74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6" calcext:value-type="float">
            <text:p>6</text:p>
          </table:table-cell>
          <table:table-cell table:number-columns-repeated="2" table:style-name="ce1053" office:value-type="float" office:value="12" calcext:value-type="float">
            <text:p>12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Kard, jatagán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74" office:value-type="string" calcext:value-type="string">
            <text:p><text:span text:style-name="T51"> </text:span><text:span text:style-name="T52">V/S</text:span>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number-columns-repeated="2" table:style-name="ce1053" office:value-type="float" office:value="8" calcext:value-type="float">
            <text:p>8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kétkezes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8" calcext:value-type="float">
            <text:p>8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2 penge</text:p>
          </table:table-cell>
          <table:table-cell table:style-name="ce1053" office:value-type="float" office:value="10" calcext:value-type="float">
            <text:p>10</text:p>
          </table:table-cell>
          <table:table-cell table:style-name="ce1053" office:value-type="float" office:value="20" calcext:value-type="float">
            <text:p>20</text:p>
          </table:table-cell>
          <table:table-cell table:style-name="ce1053" office:value-type="float" office:value="15" calcext:value-type="float">
            <text:p>15</text:p>
          </table:table-cell>
          <table:table-cell table:style-name="ce1053" office:value-type="float" office:value="8" calcext:value-type="float">
            <text:p>8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khossa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1" calcext:value-type="float">
            <text:p>11</text:p>
          </table:table-cell>
          <table:table-cell table:style-name="ce1053" office:value-type="float" office:value="10" calcext:value-type="float">
            <text:p>10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kígyó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3" calcext:value-type="float">
            <text:p>3</text:p>
          </table:table-cell>
          <table:table-cell table:style-name="ce1074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5" calcext:value-type="float">
            <text:p>5</text:p>
          </table:table-cell>
          <table:table-cell table:number-columns-repeated="2" table:style-name="ce1053" office:value-type="float" office:value="11" calcext:value-type="float">
            <text:p>11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Lagoss 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number-columns-repeated="2" table:style-name="ce1104" office:value-type="float" office:value="0" calcext:value-type="float">
            <text:p>0</text:p>
          </table:table-cell>
          <table:table-cell table:style-name="ce1104"/>
          <table:table-cell table:style-name="ce1054" table:number-columns-repeated="5"/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lovag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6" calcext:value-type="float">
            <text:p>6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7" calcext:value-type="float">
            <text:p>7</text:p>
          </table:table-cell>
          <table:table-cell table:style-name="ce1053" office:value-type="float" office:value="15" calcext:value-type="float">
            <text:p>15</text:p>
          </table:table-cell>
          <table:table-cell table:style-name="ce1053" office:value-type="float" office:value="12" calcext:value-type="float">
            <text:p>12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41" office:value-type="string" calcext:value-type="string">
            <text:p>Kard, másfélkezes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1,5 penge</text:p>
          </table:table-cell>
          <table:table-cell table:style-name="ce1053" office:value-type="float" office:value="8" calcext:value-type="float">
            <text:p>8</text:p>
          </table:table-cell>
          <table:table-cell table:number-columns-repeated="2" table:style-name="ce1053" office:value-type="float" office:value="16" calcext:value-type="float">
            <text:p>16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Kard, mesterkard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1,5 penge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float" office:value="18" calcext:value-type="float">
            <text:p>18</text:p>
          </table:table-cell>
          <table:table-cell table:style-name="ce1053" office:value-type="float" office:value="13" calcext:value-type="float">
            <text:p>13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Pugoss 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number-columns-repeated="2" table:style-name="ce1104" office:value-type="float" office:value="0" calcext:value-type="float">
            <text:p>0</text:p>
          </table:table-cell>
          <table:table-cell table:style-name="ce1104"/>
          <table:table-cell table:style-name="ce1054" table:number-columns-repeated="5"/>
          <table:table-cell table:style-name="ce1180" office:value-type="string" calcext:value-type="string">
            <text:p>kardvívás</text:p>
          </table:table-cell>
          <table:table-cell table:style-name="ce1200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rövid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4" calcext:value-type="float">
            <text:p>4</text:p>
          </table:table-cell>
          <table:table-cell table:number-columns-repeated="2" table:style-name="ce1053" office:value-type="float" office:value="8" calcext:value-type="float">
            <text:p>8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Slan 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6" calcext:value-type="float">
            <text:p>6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1,5 penge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float" office:value="19" calcext:value-type="float">
            <text:p>19</text:p>
          </table:table-cell>
          <table:table-cell table:style-name="ce1053" office:value-type="float" office:value="13" calcext:value-type="float">
            <text:p>13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Slan rövid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float" office:value="11" calcext:value-type="float">
            <text:p>11</text:p>
          </table:table-cell>
          <table:table-cell table:number-columns-repeated="2"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Slan csatakard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2 penge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float" office:value="23" calcext:value-type="float">
            <text:p>23</text:p>
          </table:table-cell>
          <table:table-cell table:style-name="ce1053" office:value-type="float" office:value="17" calcext:value-type="float">
            <text:p>17</text:p>
          </table:table-cell>
          <table:table-cell table:style-name="ce1053" office:value-type="float" office:value="8" calcext:value-type="float">
            <text:p>8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Kard, szablya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3" calcext:value-type="float">
            <text:p>3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6" calcext:value-type="float">
            <text:p>6</text:p>
          </table:table-cell>
          <table:table-cell table:number-columns-repeated="2" table:style-name="ce1053" office:value-type="float" office:value="12" calcext:value-type="float">
            <text:p>12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Mara-sequor </text:p>
          </table:table-cell>
          <table:table-cell table:style-name="ce1053" office:value-type="string" calcext:value-type="string">
            <text:p>kétkezes</text:p>
          </table:table-cell>
          <table:table-cell table:style-name="ce1054" table:number-columns-repeated="2"/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3" office:value-type="float" office:value="1" calcext:value-type="float">
            <text:p>1</text:p>
          </table:table-cell>
          <table:table-cell table:style-name="ce1054" table:number-columns-repeated="5"/>
          <table:table-cell table:style-name="ce1180" office:value-type="string" calcext:value-type="string">
            <text:p>kardvívás</text:p>
          </table:table-cell>
          <table:table-cell table:style-name="ce1200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Meneth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float" office:value="0" calcext:value-type="float">
            <text:p>0</text:p>
          </table:table-cell>
          <table:table-cell table:style-name="ce1054" table:number-columns-repeated="7"/>
          <table:table-cell table:style-name="ce1180" office:value-type="string" calcext:value-type="string">
            <text:p>kardvív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Predoci egyeneskard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float" office:value="0" calcext:value-type="float">
            <text:p>0</text:p>
          </table:table-cell>
          <table:table-cell table:style-name="ce1054" table:number-columns-repeated="7"/>
          <table:table-cell table:style-name="ce1180" office:value-type="string" calcext:value-type="string">
            <text:p>kardvív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Sequor 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float" office:value="0" calcext:value-type="float">
            <text:p>0</text:p>
          </table:table-cell>
          <table:table-cell table:style-name="ce1054" table:number-columns-repeated="7"/>
          <table:table-cell table:style-name="ce1180" office:value-type="string" calcext:value-type="string">
            <text:p>kardvívás</text:p>
          </table:table-cell>
          <table:table-cell table:style-name="ce1201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43" office:value-type="string" calcext:value-type="string">
            <text:p>Tőrkard</text:p>
          </table:table-cell>
          <table:table-cell table:style-name="ce1055" office:value-type="string" calcext:value-type="string">
            <text:p>egykezes</text:p>
          </table:table-cell>
          <table:table-cell table:style-name="ce1055" office:value-type="float" office:value="2" calcext:value-type="float">
            <text:p>2</text:p>
          </table:table-cell>
          <table:table-cell table:style-name="ce1055" office:value-type="string" calcext:value-type="string">
            <text:p>S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1055"/>
          <table:table-cell table:style-name="ce1055" office:value-type="string" calcext:value-type="string">
            <text:p>1 penge</text:p>
          </table:table-cell>
          <table:table-cell table:style-name="ce1055" office:value-type="float" office:value="6" calcext:value-type="float">
            <text:p>6</text:p>
          </table:table-cell>
          <table:table-cell table:number-columns-repeated="2" table:style-name="ce1055" office:value-type="float" office:value="12" calcext:value-type="float">
            <text:p>12</text:p>
          </table:table-cell>
          <table:table-cell table:style-name="ce1055" office:value-type="float" office:value="5" calcext:value-type="float">
            <text:p>5</text:p>
          </table:table-cell>
          <table:table-cell table:style-name="ce1181" office:value-type="string" calcext:value-type="string">
            <text:p>kardvívás</text:p>
          </table:table-cell>
          <table:table-cell table:style-name="ce1199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Pusztító fegyverek</text:p>
          </table:table-cell>
          <table:table-cell table:style-name="ce1040" office:value-type="string" calcext:value-type="string">
            <text:p>Bot, rövid</text:p>
          </table:table-cell>
          <table:table-cell table:style-name="ce1052" office:value-type="string" calcext:value-type="string">
            <text:p>egykezes</text:p>
          </table:table-cell>
          <table:table-cell table:style-name="ce1065" table:number-columns-repeated="2"/>
          <table:table-cell table:number-columns-repeated="2" table:style-name="ce1065" office:value-type="float" office:value="0" calcext:value-type="float">
            <text:p>0</text:p>
          </table:table-cell>
          <table:table-cell table:style-name="ce1065" table:number-columns-repeated="6"/>
          <table:table-cell table:style-name="ce118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ot, furkó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number-columns-repeated="2"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egykeze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5" calcext:value-type="float">
            <text:p>5</text:p>
          </table:table-cell>
          <table:table-cell table:style-name="ce1074" office:value-type="string" calcext:value-type="string">
            <text:p>Z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2" calcext:value-type="float">
            <text:p>12</text:p>
          </table:table-cell>
          <table:table-cell table:style-name="ce1053" office:value-type="float" office:value="8" calcext:value-type="float">
            <text:p>8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kétkezes</text:p>
          </table:table-cell>
          <table:table-cell table:style-name="ce1053" office:value-type="string" calcext:value-type="string">
            <text:p>kétkezes</text:p>
          </table:table-cell>
          <table:table-cell table:style-name="ce1054" table:number-columns-repeated="3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lánco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3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shadleki</text:p>
          </table:table-cell>
          <table:table-cell table:style-name="ce1053" office:value-type="string" calcext:value-type="string">
            <text:p>??</text:p>
          </table:table-cell>
          <table:table-cell table:style-name="ce1054" table:number-columns-repeated="3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tolla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string" calcext:value-type="string">
            <text:p>!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tüské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string" calcext:value-type="string">
            <text:p>!!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Csatabárd, egykeze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75" office:value-type="string" calcext:value-type="string">
            <text:p>V(néha szúrás)</text:p>
          </table:table-cell>
          <table:table-cell table:style-name="ce1053" office:value-type="string" calcext:value-type="string">
            <text:p>??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4" calcext:value-type="float">
            <text:p>4</text:p>
          </table:table-cell>
          <table:table-cell table:number-columns-repeated="2" table:style-name="ce1053" office:value-type="float" office:value="8" calcext:value-type="float">
            <text:p>8</text:p>
          </table:table-cell>
          <table:table-cell table:style-name="ce1053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Csatabárd, kétkezes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8" calcext:value-type="float">
            <text:p>8</text:p>
          </table:table-cell>
          <table:table-cell table:number-columns-repeated="2" table:style-name="ce1053" office:value-type="string" calcext:value-type="string">
            <text:p>??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,5 penge</text:p>
          </table:table-cell>
          <table:table-cell table:style-name="ce1053" office:value-type="float" office:value="8" calcext:value-type="float">
            <text:p>8</text:p>
          </table:table-cell>
          <table:table-cell table:number-columns-repeated="2" table:style-name="ce1053" office:value-type="float" office:value="16" calcext:value-type="float">
            <text:p>16</text:p>
          </table:table-cell>
          <table:table-cell table:style-name="ce1053"/>
          <table:table-cell table:style-name="ce1180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Csatacsákány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3" calcext:value-type="float">
            <text:p>3</text:p>
          </table:table-cell>
          <table:table-cell table:style-name="ce1053" office:value-type="string" calcext:value-type="string">
            <text:p>S?</text:p>
          </table:table-cell>
          <table:table-cell table:style-name="ce1053" office:value-type="string" calcext:value-type="string">
            <text:p>10 !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4" calcext:value-type="float">
            <text:p>4</text:p>
          </table:table-cell>
          <table:table-cell table:number-columns-repeated="2" table:style-name="ce1053" office:value-type="float" office:value="8" calcext:value-type="float">
            <text:p>8</text:p>
          </table:table-cell>
          <table:table-cell table:style-name="ce1053"/>
          <table:table-cell table:style-name="ce1180" office:value-type="string" calcext:value-type="string">
            <text:p>pusztítás</text:p>
          </table:table-cell>
          <table:table-cell table:style-name="ce119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Cséphadaró</text:p>
          </table:table-cell>
          <table:table-cell table:style-name="ce1053" office:value-type="string" calcext:value-type="string">
            <text:p>kétkezes</text:p>
          </table:table-cell>
          <table:table-cell table:style-name="ce1054" table:number-columns-repeated="2"/>
          <table:table-cell table:number-columns-repeated="2"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3" office:value-type="string" calcext:value-type="string">
            <text:p>Harci kalapács</text:p>
          </table:table-cell>
          <table:table-cell table:style-name="ce1055" office:value-type="string" calcext:value-type="string">
            <text:p>??</text:p>
          </table:table-cell>
          <table:table-cell table:style-name="ce1066" table:number-columns-repeated="3"/>
          <table:table-cell table:style-name="ce1066" office:value-type="float" office:value="0" calcext:value-type="float">
            <text:p>0</text:p>
          </table:table-cell>
          <table:table-cell table:style-name="ce1066" table:number-columns-repeated="6"/>
          <table:table-cell table:style-name="ce1181" office:value-type="string" calcext:value-type="string">
            <text:p>pusztítás</text:p>
          </table:table-cell>
          <table:table-cell table:style-name="ce1200"/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Lándzsavívó fegyverek</text:p>
          </table:table-cell>
          <table:table-cell table:style-name="ce1040" office:value-type="string" calcext:value-type="string">
            <text:p>Alabárd</text:p>
          </table:table-cell>
          <table:table-cell table:style-name="ce1052" office:value-type="string" calcext:value-type="string">
            <text:p>kétkezes</text:p>
          </table:table-cell>
          <table:table-cell table:style-name="ce1065" table:number-columns-repeated="10"/>
          <table:table-cell table:style-name="ce1180" office:value-type="string" calcext:value-type="string">
            <text:p>lándzsavívás</text:p>
          </table:table-cell>
          <table:table-cell table:style-name="ce1202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ot, hosszú</text:p>
          </table:table-cell>
          <table:table-cell table:style-name="ce1053" office:value-type="string" calcext:value-type="string">
            <text:p>kétkezes</text:p>
          </table:table-cell>
          <table:table-cell table:style-name="ce1054"/>
          <table:table-cell table:style-name="ce1053" office:value-type="string" calcext:value-type="string">
            <text:p>Z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4" table:number-columns-repeated="5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1" office:value-type="string" calcext:value-type="string">
            <text:p>Lándzsa</text:p>
          </table:table-cell>
          <table:table-cell table:style-name="ce1053" office:value-type="string" calcext:value-type="string">
            <text:p>kétkezes</text:p>
          </table:table-cell>
          <table:table-cell table:style-name="ce1053"/>
          <table:table-cell table:style-name="ce1053" office:value-type="string" calcext:value-type="string">
            <text:p>S</text:p>
          </table:table-cell>
          <table:table-cell table:style-name="ce1054"/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3" office:value-type="string" calcext:value-type="string">
            <text:p>3 penge</text:p>
          </table:table-cell>
          <table:table-cell table:style-name="ce1053" office:value-type="float" office:value="12" calcext:value-type="float">
            <text:p>12</text:p>
          </table:table-cell>
          <table:table-cell table:number-columns-repeated="2" table:style-name="ce1053" office:value-type="float" office:value="24" calcext:value-type="float">
            <text:p>24</text:p>
          </table:table-cell>
          <table:table-cell table:style-name="ce1053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1" office:value-type="string" calcext:value-type="string">
            <text:p>Pika</text:p>
          </table:table-cell>
          <table:table-cell table:style-name="ce1053" office:value-type="string" calcext:value-type="string">
            <text:p>kétkezes</text:p>
          </table:table-cell>
          <table:table-cell table:style-name="ce1054"/>
          <table:table-cell table:style-name="ce1054" office:value-type="string" calcext:value-type="string">
            <text:p>S</text:p>
          </table:table-cell>
          <table:table-cell table:style-name="ce1054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1" office:value-type="string" calcext:value-type="string">
            <text:p>Szigony, egykeze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3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3" office:value-type="string" calcext:value-type="string">
            <text:p>Szigony, kétkezes</text:p>
          </table:table-cell>
          <table:table-cell table:style-name="ce1055" office:value-type="string" calcext:value-type="string">
            <text:p>kétkezes</text:p>
          </table:table-cell>
          <table:table-cell table:style-name="ce1066" table:number-columns-repeated="3"/>
          <table:table-cell table:style-name="ce1066" office:value-type="float" office:value="0" calcext:value-type="float">
            <text:p>0</text:p>
          </table:table-cell>
          <table:table-cell table:style-name="ce1066" table:number-columns-repeated="6"/>
          <table:table-cell table:style-name="ce118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7"/>
          <table:table-cell table:style-name="ce1037" office:value-type="string" calcext:value-type="string">
            <text:p>Fegyver</text:p>
          </table:table-cell>
          <table:table-cell table:style-name="ce1056" office:value-type="string" calcext:value-type="string">
            <text:p>Forgatás módja</text:p>
          </table:table-cell>
          <table:table-cell table:style-name="ce1037" office:value-type="string" calcext:value-type="string">
            <text:p>SP</text:p>
          </table:table-cell>
          <table:table-cell table:style-name="ce1056" office:value-type="string" calcext:value-type="string">
            <text:p>Sebzés módja</text:p>
          </table:table-cell>
          <table:table-cell table:style-name="ce1037" office:value-type="string" calcext:value-type="string">
            <text:p>Átütés</text:p>
          </table:table-cell>
          <table:table-cell table:style-name="ce1037" table:number-columns-repeated="2"/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CÉ</text:p>
          </table:table-cell>
          <table:table-cell table:style-name="ce1037" office:value-type="string" calcext:value-type="string">
            <text:p>Osztó</text:p>
          </table:table-cell>
          <table:table-cell table:style-name="ce1037" office:value-type="string" calcext:value-type="string">
            <text:p>Hatótáv</text:p>
          </table:table-cell>
          <table:table-cell table:style-name="ce1112" office:value-type="string" calcext:value-type="string">
            <text:p>Sebesség</text:p>
          </table:table-cell>
          <table:table-cell table:style-name="ce1037" office:value-type="string" calcext:value-type="string">
            <text:p>Harcmodor</text:p>
          </table:table-cell>
          <table:table-cell table:style-name="ce1037" table:number-columns-repeated="242"/>
        </table:table-row>
        <table:table-row table:style-name="ro1">
          <table:table-cell table:style-name="ce1036" office:value-type="string" calcext:value-type="string">
            <text:p>Szál-hajítófegyverek</text:p>
          </table:table-cell>
          <table:table-cell table:style-name="ce1044" office:value-type="string" calcext:value-type="string">
            <text:p><text:s/>__</text:p>
          </table:table-cell>
          <table:table-cell table:number-columns-repeated="2" table:style-name="ce1057" office:value-type="string" calcext:value-type="string">
            <text:p>x</text:p>
          </table:table-cell>
          <table:table-cell table:number-columns-repeated="2" table:style-name="ce1044" office:value-type="string" calcext:value-type="string">
            <text:p>x</text:p>
          </table:table-cell>
          <table:table-cell table:style-name="ce1044" table:number-columns-repeated="2"/>
          <table:table-cell table:number-columns-repeated="3" table:style-name="ce1044" office:value-type="string" calcext:value-type="string">
            <text:p>x</text:p>
          </table:table-cell>
          <table:table-cell table:style-name="ce1044"/>
          <table:table-cell table:style-name="ce1058" office:value-type="string" calcext:value-type="string">
            <text:p>x</text:p>
          </table:table-cell>
          <table:table-cell table:style-name="ce1182" office:value-type="string" calcext:value-type="string">
            <text:p>x</text:p>
          </table:table-cell>
          <table:table-cell/>
          <table:table-cell table:style-name="ce1208" table:number-columns-repeated="241"/>
        </table:table-row>
        <table:table-row table:style-name="ro1">
          <table:table-cell/>
          <table:table-cell table:style-name="ce1045" office:value-type="string" calcext:value-type="string">
            <text:p>Könnyű kopja</text:p>
          </table:table-cell>
          <table:table-cell table:style-name="ce1058" office:value-type="string" calcext:value-type="string">
            <text:p>kétkezes</text:p>
          </table:table-cell>
          <table:table-cell table:style-name="ce1067"/>
          <table:table-cell table:style-name="ce1059" table:number-columns-repeated="6"/>
          <table:table-cell table:style-name="ce1045" office:value-type="float" office:value="1" calcext:value-type="float">
            <text:p>1</text:p>
          </table:table-cell>
          <table:table-cell table:style-name="ce1107" office:value-type="string" calcext:value-type="string">
            <text:p>60m</text:p>
          </table:table-cell>
          <table:table-cell table:style-name="ce1113" office:value-type="float" office:value="9" calcext:value-type="float">
            <text:p>9</text:p>
          </table:table-cell>
          <table:table-cell table:style-name="ce1180" office:value-type="string" calcext:value-type="string">
            <text:p>hajítás</text:p>
          </table:table-cell>
          <table:table-cell table:style-name="ce1203" office:value-type="string" calcext:value-type="string">
            <text:p>Követelmény: Erő +3</text:p>
          </table:table-cell>
          <table:table-cell table:style-name="ce1209" table:number-columns-repeated="241"/>
        </table:table-row>
        <table:table-row table:style-name="ro1">
          <table:table-cell/>
          <table:table-cell table:style-name="ce1045" office:value-type="string" calcext:value-type="string">
            <text:p>Lándzsa</text:p>
          </table:table-cell>
          <table:table-cell table:style-name="ce1059" table:number-columns-repeated="8"/>
          <table:table-cell table:style-name="ce1045" office:value-type="float" office:value="1" calcext:value-type="float">
            <text:p>1</text:p>
          </table:table-cell>
          <table:table-cell table:style-name="ce1107" office:value-type="string" calcext:value-type="string">
            <text:p>60m</text:p>
          </table:table-cell>
          <table:table-cell table:style-name="ce1114" office:value-type="float" office:value="8" calcext:value-type="float">
            <text:p>8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6" office:value-type="string" calcext:value-type="string">
            <text:p>Dárda, hajító</text:p>
          </table:table-cell>
          <table:table-cell table:style-name="ce1060"/>
          <table:table-cell table:style-name="ce1060" office:value-type="string" calcext:value-type="string">
            <text:p>a</text:p>
          </table:table-cell>
          <table:table-cell table:style-name="ce1060" table:number-columns-repeated="6"/>
          <table:table-cell table:style-name="ce1046" office:value-type="float" office:value="2" calcext:value-type="float">
            <text:p>2</text:p>
          </table:table-cell>
          <table:table-cell table:style-name="ce1108" office:value-type="string" calcext:value-type="string">
            <text:p>60m</text:p>
          </table:table-cell>
          <table:table-cell table:style-name="ce1176" office:value-type="float" office:value="7" calcext:value-type="float">
            <text:p>7</text:p>
          </table:table-cell>
          <table:table-cell table:style-name="ce1181" office:value-type="string" calcext:value-type="string">
            <text:p>hajítás</text:p>
          </table:table-cell>
          <table:table-cell table:style-name="ce1204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Hajítófegyverek</text:p>
          </table:table-cell>
          <table:table-cell table:style-name="ce1047" office:value-type="string" calcext:value-type="string">
            <text:p>Bola</text:p>
          </table:table-cell>
          <table:table-cell table:style-name="ce1047" office:value-type="string" calcext:value-type="string">
            <text:p>egykezes</text:p>
          </table:table-cell>
          <table:table-cell table:style-name="ce1068" office:value-type="float" office:value="2" calcext:value-type="float">
            <text:p>2</text:p>
          </table:table-cell>
          <table:table-cell table:style-name="ce1068" office:value-type="string" calcext:value-type="string">
            <text:p>S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table:number-columns-repeated="2"/>
          <table:table-cell table:style-name="ce1062"/>
          <table:table-cell table:style-name="ce1062" office:value-type="float" office:value="2" calcext:value-type="float">
            <text:p>2</text:p>
          </table:table-cell>
          <table:table-cell table:style-name="ce1047" office:value-type="float" office:value="1" calcext:value-type="float">
            <text:p>1</text:p>
          </table:table-cell>
          <table:table-cell table:style-name="ce1109" office:value-type="string" calcext:value-type="string">
            <text:p>20m</text:p>
          </table:table-cell>
          <table:table-cell table:style-name="ce1177" office:value-type="float" office:value="6" calcext:value-type="float">
            <text:p>6</text:p>
          </table:table-cell>
          <table:table-cell table:style-name="ce1180" office:value-type="string" calcext:value-type="string">
            <text:p>hajítás</text:p>
          </table:table-cell>
          <table:table-cell table:style-name="ce1203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Hajítóbárd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4" calcext:value-type="float">
            <text:p>4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2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Hajítótő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style-name="ce1069" table:number-columns-repeated="4"/>
          <table:table-cell table:style-name="ce1069" office:value-type="float" office:value="4" calcext:value-type="float">
            <text:p>4</text:p>
          </table:table-cell>
          <table:table-cell table:style-name="ce1048" office:value-type="float" office:value="2" calcext:value-type="float">
            <text:p>2</text:p>
          </table:table-cell>
          <table:table-cell table:style-name="ce1110" office:value-type="string" calcext:value-type="string">
            <text:p>15m</text:p>
          </table:table-cell>
          <table:table-cell table:style-name="ce1178" office:value-type="float" office:value="6" calcext:value-type="float">
            <text:p>6</text:p>
          </table:table-cell>
          <table:table-cell table:style-name="ce1180" office:value-type="string" calcext:value-type="string">
            <text:p>hajítás</text:p>
          </table:table-cell>
          <table:table-cell table:style-name="ce120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5"> </text:span><text:span text:style-name="T5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ő, alma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20m</text:p>
          </table:table-cell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arittya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4" calcext:value-type="float">
            <text:p>4</text:p>
          </table:table-cell>
          <table:table-cell table:style-name="ce1048" office:value-type="float" office:value="2" calcext:value-type="float">
            <text:p>2</text:p>
          </table:table-cell>
          <table:table-cell table:style-name="ce1110" office:value-type="string" calcext:value-type="string">
            <text:p>7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Ramiera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1" calcext:value-type="float">
            <text:p>1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10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lan csillag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15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 table:style-name="ce457"/>
          <table:table-cell table:style-name="ce1049" office:value-type="string" calcext:value-type="string">
            <text:p>Tőr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2" calcext:value-type="float">
            <text:p>2</text:p>
          </table:table-cell>
          <table:table-cell table:style-name="ce1049" office:value-type="float" office:value="2" calcext:value-type="float">
            <text:p>2</text:p>
          </table:table-cell>
          <table:table-cell table:style-name="ce1111" office:value-type="string" calcext:value-type="string">
            <text:p>10m</text:p>
          </table:table-cell>
          <table:table-cell table:style-name="ce1179" office:value-type="float" office:value="3" calcext:value-type="float">
            <text:p>3</text:p>
          </table:table-cell>
          <table:table-cell table:style-name="ce1181" office:value-type="string" calcext:value-type="string">
            <text:p>hajítás</text:p>
          </table:table-cell>
          <table:table-cell table:style-name="ce1204"/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Egyéb hajítófegyverek</text:p>
          </table:table-cell>
          <table:table-cell table:style-name="ce1047" office:value-type="string" calcext:value-type="string">
            <text:p>Dobóháló</text:p>
          </table:table-cell>
          <table:table-cell table:style-name="ce1062" table:number-columns-repeated="7"/>
          <table:table-cell table:style-name="ce1062" office:value-type="float" office:value="0" calcext:value-type="float">
            <text:p>0</text:p>
          </table:table-cell>
          <table:table-cell table:style-name="ce1047" office:value-type="float" office:value="1" calcext:value-type="float">
            <text:p>1</text:p>
          </table:table-cell>
          <table:table-cell table:style-name="ce1109" office:value-type="string" calcext:value-type="string">
            <text:p>4m</text:p>
          </table:table-cell>
          <table:table-cell table:style-name="ce1177" office:value-type="float" office:value="2" calcext:value-type="float">
            <text:p>2</text:p>
          </table:table-cell>
          <table:table-cell table:style-name="ce1180" office:value-type="string" calcext:value-type="string">
            <text:p>hajítás</text:p>
          </table:table-cell>
          <table:table-cell table:style-name="ce120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öpeny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4m</text:p>
          </table:table-cell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9" office:value-type="string" calcext:value-type="string">
            <text:p>Lasszó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111" office:value-type="string" calcext:value-type="string">
            <text:p>10m</text:p>
          </table:table-cell>
          <table:table-cell table:style-name="ce1179" office:value-type="float" office:value="4" calcext:value-type="float">
            <text:p>4</text:p>
          </table:table-cell>
          <table:table-cell table:style-name="ce118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6" office:value-type="string" calcext:value-type="string">
            <text:p>Íjász lőfegyverek</text:p>
          </table:table-cell>
          <table:table-cell table:style-name="ce1047" office:value-type="string" calcext:value-type="string">
            <text:p>Rövid íj</text:p>
          </table:table-cell>
          <table:table-cell table:style-name="ce1047" office:value-type="string" calcext:value-type="string">
            <text:p>kétkezes</text:p>
          </table:table-cell>
          <table:table-cell table:style-name="ce1062" table:number-columns-repeated="6"/>
          <table:table-cell table:style-name="ce1062" office:value-type="float" office:value="10" calcext:value-type="float">
            <text:p>10</text:p>
          </table:table-cell>
          <table:table-cell table:style-name="ce1047" office:value-type="float" office:value="2" calcext:value-type="float">
            <text:p>2</text:p>
          </table:table-cell>
          <table:table-cell table:style-name="ce1109"/>
          <table:table-cell table:style-name="ce1177" office:value-type="float" office:value="4" calcext:value-type="float">
            <text:p>4</text:p>
          </table:table-cell>
          <table:table-cell table:style-name="ce1180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Hosszú íj</text:p>
          </table:table-cell>
          <table:table-cell table:style-name="ce1048" office:value-type="string" calcext:value-type="string">
            <text:p>kétkezes</text:p>
          </table:table-cell>
          <table:table-cell table:style-name="ce1069" table:number-columns-repeated="6"/>
          <table:table-cell table:style-name="ce1069" office:value-type="float" office:value="12" calcext:value-type="float">
            <text:p>12</text:p>
          </table:table-cell>
          <table:table-cell table:style-name="ce1048" office:value-type="float" office:value="3" calcext:value-type="float">
            <text:p>3</text:p>
          </table:table-cell>
          <table:table-cell table:style-name="ce1110"/>
          <table:table-cell table:style-name="ce1178" office:value-type="float" office:value="6" calcext:value-type="float">
            <text:p>6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Visszacsapó íj</text:p>
          </table:table-cell>
          <table:table-cell table:style-name="ce1048" office:value-type="string" calcext:value-type="string">
            <text:p>kétkezes</text:p>
          </table:table-cell>
          <table:table-cell table:style-name="ce1069" table:number-columns-repeated="6"/>
          <table:table-cell table:style-name="ce1069" office:value-type="float" office:value="10" calcext:value-type="float">
            <text:p>10</text:p>
          </table:table-cell>
          <table:table-cell table:style-name="ce1048" office:value-type="float" office:value="3" calcext:value-type="float">
            <text:p>3</text:p>
          </table:table-cell>
          <table:table-cell table:style-name="ce1110"/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Elf íj</text:p>
          </table:table-cell>
          <table:table-cell table:style-name="ce1048" office:value-type="string" calcext:value-type="string">
            <text:p>kétkezes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table:number-columns-repeated="2"/>
          <table:table-cell table:style-name="ce1071" office:value-type="float" office:value="5" calcext:value-type="float">
            <text:p>5</text:p>
          </table:table-cell>
          <table:table-cell table:style-name="ce1069" office:value-type="float" office:value="13" calcext:value-type="float">
            <text:p>13</text:p>
          </table:table-cell>
          <table:table-cell table:style-name="ce1048" office:value-type="string" calcext:value-type="string">
            <text:p>3(4)</text:p>
          </table:table-cell>
          <table:table-cell table:style-name="ce1110"/>
          <table:table-cell table:style-name="ce1178" office:value-type="float" office:value="9" calcext:value-type="float">
            <text:p>9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Fúvócső, kicsi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8" calcext:value-type="float">
            <text:p>8</text:p>
          </table:table-cell>
          <table:table-cell table:style-name="ce1048" office:value-type="float" office:value="1" calcext:value-type="float">
            <text:p>1</text:p>
          </table:table-cell>
          <table:table-cell table:style-name="ce1110"/>
          <table:table-cell table:style-name="ce1178" office:value-type="float" office:value="3" calcext:value-type="float">
            <text:p>3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9" office:value-type="string" calcext:value-type="string">
            <text:p>Fúvócső, vadász</text:p>
          </table:table-cell>
          <table:table-cell table:style-name="ce1049" office:value-type="string" calcext:value-type="string">
            <text:p>kétkezes</text:p>
          </table:table-cell>
          <table:table-cell table:style-name="ce1070" table:number-columns-repeated="6"/>
          <table:table-cell table:style-name="ce1070" office:value-type="float" office:value="10" calcext:value-type="float">
            <text:p>10</text:p>
          </table:table-cell>
          <table:table-cell table:style-name="ce1049" office:value-type="float" office:value="1" calcext:value-type="float">
            <text:p>1</text:p>
          </table:table-cell>
          <table:table-cell table:style-name="ce1111"/>
          <table:table-cell table:style-name="ce1179" office:value-type="float" office:value="2" calcext:value-type="float">
            <text:p>2</text:p>
          </table:table-cell>
          <table:table-cell table:style-name="ce1181" office:value-type="string" calcext:value-type="string">
            <text:p>íjászat</text:p>
          </table:table-cell>
          <table:table-cell table:style-name="ce1207"/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Lövész lőfegyverek</text:p>
          </table:table-cell>
          <table:table-cell table:style-name="ce1047" office:value-type="string" calcext:value-type="string">
            <text:p>Kézi nyílpuska</text:p>
          </table:table-cell>
          <table:table-cell table:style-name="ce1047" office:value-type="string" calcext:value-type="string">
            <text:p>egykezes</text:p>
          </table:table-cell>
          <table:table-cell table:style-name="ce1047"/>
          <table:table-cell table:style-name="ce1047" office:value-type="string" calcext:value-type="string">
            <text:p>S</text:p>
          </table:table-cell>
          <table:table-cell table:style-name="ce1047" table:number-columns-repeated="4"/>
          <table:table-cell table:style-name="ce1047" office:value-type="float" office:value="10" calcext:value-type="float">
            <text:p>10</text:p>
          </table:table-cell>
          <table:table-cell table:style-name="ce1047" office:value-type="float" office:value="3" calcext:value-type="float">
            <text:p>3</text:p>
          </table:table-cell>
          <table:table-cell table:style-name="ce1109" office:value-type="string" calcext:value-type="string">
            <text:p>20m</text:p>
          </table:table-cell>
          <table:table-cell table:style-name="ce1177" office:value-type="float" office:value="3" calcext:value-type="float">
            <text:p>3</text:p>
          </table:table-cell>
          <table:table-cell table:style-name="ce1180" office:value-type="string" calcext:value-type="string">
            <text:p>lövészet</text:p>
          </table:table-cell>
          <table:table-cell table:style-name="ce120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8" office:value-type="string" calcext:value-type="string">
            <text:p>Nyílpuska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S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table:number-columns-repeated="2"/>
          <table:table-cell table:style-name="ce1048"/>
          <table:table-cell table:style-name="ce1048" office:value-type="float" office:value="16" calcext:value-type="float">
            <text:p>16</text:p>
          </table:table-cell>
          <table:table-cell table:style-name="ce1048" office:value-type="float" office:value="4" calcext:value-type="float">
            <text:p>4</text:p>
          </table:table-cell>
          <table:table-cell table:style-name="ce1110" office:value-type="string" calcext:value-type="string">
            <text:p>50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Nehéz nyílpuska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14" calcext:value-type="float">
            <text:p>14</text:p>
          </table:table-cell>
          <table:table-cell table:style-name="ce1048" office:value-type="string" calcext:value-type="string">
            <text:p>S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table:number-columns-repeated="2"/>
          <table:table-cell table:style-name="ce1048"/>
          <table:table-cell table:style-name="ce1048" office:value-type="float" office:value="16" calcext:value-type="float">
            <text:p>16</text:p>
          </table:table-cell>
          <table:table-cell table:style-name="ce1048" office:value-type="float" office:value="4" calcext:value-type="float">
            <text:p>4</text:p>
          </table:table-cell>
          <table:table-cell table:style-name="ce1110" office:value-type="string" calcext:value-type="string">
            <text:p>8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8" office:value-type="string" calcext:value-type="string">
            <text:p>Shadoni páncéltörő</text:p>
          </table:table-cell>
          <table:table-cell table:style-name="ce1048" office:value-type="string" calcext:value-type="string">
            <text:p>kétkezes</text:p>
          </table:table-cell>
          <table:table-cell table:style-name="ce1048"/>
          <table:table-cell table:style-name="ce1048" office:value-type="string" calcext:value-type="string">
            <text:p>Z</text:p>
          </table:table-cell>
          <table:table-cell table:style-name="ce1048" office:value-type="string" calcext:value-type="string">
            <text:p>??</text:p>
          </table:table-cell>
          <table:table-cell table:style-name="ce1048" table:number-columns-repeated="3"/>
          <table:table-cell table:number-columns-repeated="2" table:style-name="ce1048" office:value-type="float" office:value="4" calcext:value-type="float">
            <text:p>4</text:p>
          </table:table-cell>
          <table:table-cell table:style-name="ce1110" office:value-type="string" calcext:value-type="string">
            <text:p>120m</text:p>
          </table:table-cell>
          <table:table-cell table:style-name="ce1178" office:value-type="float" office:value="3" calcext:value-type="float">
            <text:p>3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harei nyílpuska</text:p>
          </table:table-cell>
          <table:table-cell table:style-name="ce1048" office:value-type="string" calcext:value-type="string">
            <text:p>egykezes</text:p>
          </table:table-cell>
          <table:table-cell table:style-name="ce1048"/>
          <table:table-cell table:style-name="ce1048" office:value-type="string" calcext:value-type="string">
            <text:p>S</text:p>
          </table:table-cell>
          <table:table-cell table:style-name="ce1048" table:number-columns-repeated="4"/>
          <table:table-cell table:style-name="ce1048" office:value-type="float" office:value="14" calcext:value-type="float">
            <text:p>14</text:p>
          </table:table-cell>
          <table:table-cell table:style-name="ce1048" office:value-type="float" office:value="4" calcext:value-type="float">
            <text:p>4</text:p>
          </table:table-cell>
          <table:table-cell table:style-name="ce1110" office:value-type="string" calcext:value-type="string">
            <text:p>50m</text:p>
          </table:table-cell>
          <table:table-cell table:style-name="ce1178" office:value-type="float" office:value="2" calcext:value-type="float">
            <text:p>2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49" office:value-type="string" calcext:value-type="string">
            <text:p>Aquir nyílpusk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string" calcext:value-type="string">
            <text:p>halál / +6</text:p>
          </table:table-cell>
          <table:table-cell table:style-name="ce1049" office:value-type="string" calcext:value-type="string">
            <text:p>S</text:p>
          </table:table-cell>
          <table:table-cell table:style-name="ce1049" table:number-columns-repeated="4"/>
          <table:table-cell table:style-name="ce1049" office:value-type="float" office:value="16" calcext:value-type="float">
            <text:p>16</text:p>
          </table:table-cell>
          <table:table-cell table:style-name="ce1049" office:value-type="float" office:value="3" calcext:value-type="float">
            <text:p>3</text:p>
          </table:table-cell>
          <table:table-cell table:style-name="ce1111" office:value-type="string" calcext:value-type="string">
            <text:p>50m</text:p>
          </table:table-cell>
          <table:table-cell table:style-name="ce1179" office:value-type="float" office:value="1" calcext:value-type="float">
            <text:p>1</text:p>
          </table:table-cell>
          <table:table-cell table:style-name="ce1181" office:value-type="string" calcext:value-type="string">
            <text:p>lövészet</text:p>
          </table:table-cell>
          <table:table-cell table:style-name="ce120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63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26"/>
        <table:table-column table:style-name="co61" table:default-cell-style-name="ce1226"/>
        <table:table-column table:style-name="co62" table:default-cell-style-name="ce1226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31"/>
          <table:covered-table-cell table:style-name="ce1236"/>
          <table:covered-table-cell table:style-name="ce1246"/>
          <table:covered-table-cell table:style-name="ce1254"/>
          <table:covered-table-cell table:number-columns-repeated="6" table:style-name="ce1246"/>
          <table:covered-table-cell table:number-columns-repeated="3" table:style-name="ce1302"/>
          <table:table-cell table:style-name="ce1246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31"/>
          <table:table-cell table:style-name="ce1236"/>
          <table:table-cell table:style-name="ce1246"/>
          <table:table-cell table:style-name="ce1254"/>
          <table:table-cell table:style-name="ce1246" table:number-columns-repeated="6"/>
          <table:table-cell table:style-name="ce1302" table:number-columns-repeated="3"/>
          <table:table-cell table:style-name="ce124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7"/>
          <table:covered-table-cell table:style-name="ce806"/>
          <table:covered-table-cell table:number-columns-repeated="2" table:style-name="ce1247"/>
          <table:table-cell table:style-name="ce1247" table:number-columns-repeated="4"/>
          <table:table-cell/>
          <table:table-cell table:style-name="ce848" table:number-columns-repeated="2"/>
          <table:table-cell table:style-name="ce124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3" office:value-type="string" calcext:value-type="string">
            <text:p>Szint</text:p>
          </table:table-cell>
          <table:table-cell table:style-name="ce1223" office:value-type="string" calcext:value-type="string" table:number-columns-spanned="2" table:number-rows-spanned="1">
            <text:p>Átfogó</text:p>
          </table:table-cell>
          <table:covered-table-cell table:style-name="ce1223"/>
          <table:table-cell table:style-name="ce1223" office:value-type="string" calcext:value-type="string" table:number-columns-spanned="2" table:number-rows-spanned="1">
            <text:p>Átlagos</text:p>
          </table:table-cell>
          <table:covered-table-cell table:style-name="ce1223"/>
          <table:table-cell table:style-name="ce1223" office:value-type="string" calcext:value-type="string" table:number-columns-spanned="2" table:number-rows-spanned="1">
            <text:p>Spec.</text:p>
          </table:table-cell>
          <table:covered-table-cell/>
          <table:table-cell table:style-name="ce1247" table:number-columns-repeated="4"/>
          <table:table-cell/>
          <table:table-cell table:style-name="ce848" table:number-columns-repeated="2"/>
          <table:table-cell table:style-name="ce1247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7" table:number-columns-repeated="3"/>
          <table:table-cell/>
          <table:table-cell table:style-name="ce848" table:number-columns-repeated="2"/>
          <table:table-cell table:style-name="ce124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29">Kézzel megadni!</text:span></text:p>
            </office:annotation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6"/>
          <table:table-cell table:style-name="ce124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29">Kézzel megadni!</text:span></text:p>
            </office:annotation>
            <text:p>120</text:p>
          </table:table-cell>
          <table:table-cell table:style-name="Default" office:value-type="float" office:value="70" calcext:value-type="float">
            <text:p>70</text:p>
          </table:table-cell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29">Kézzel megadni!</text:span></text:p>
            </office:annotation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/>
          <table:table-cell table:style-name="ce1073" office:value-type="percentage" office:value="0.42" calcext:value-type="percentage">
            <text:p>42.00%</text:p>
          </table:table-cell>
          <table:table-cell table:style-name="ce1175" office:value-type="string" calcext:value-type="string">
            <text:p>28,5%</text:p>
          </table:table-cell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29">Távolsági harcnál a VÉ alapot (30) áttettük a Célzó Értékbe fix levonásként, hogy gyorsítsa a játékot. Ezért alapból mindenki </text:span><text:span text:style-name="T29"><text:line-break/></text:span><text:span text:style-name="T29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2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29">Ne módosítsd!</text:span></text:p>
              <text:p text:style-name="P1"><text:span text:style-name="T29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2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29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279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9" office:value-type="string" calcext:value-type="string">
            <text:p>Erőbónusz</text:p>
          </table:table-cell>
          <table:table-cell table:style-name="ce1279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4" office:value-type="string" calcext:value-type="string">
            <text:p>Nincs adat string</text:p>
          </table:table-cell>
          <table:table-cell table:style-name="ce127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3" office:value-type="string" calcext:value-type="string">
            <text:p>Fok</text:p>
          </table:table-cell>
          <table:table-cell table:style-name="ce1243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8" office:value-type="string" calcext:value-type="string">
            <text:p>VÉ</text:p>
          </table:table-cell>
          <table:table-cell table:style-name="ce122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1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57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21:53:21.70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5T21:53:26.943000000</dc:date>
    <meta:editing-cycles>66</meta:editing-cycles>
    <meta:editing-duration>PT18H38M40S</meta:editing-duration>
    <meta:document-statistic meta:table-count="9" meta:cell-count="2333" meta:object-count="0"/>
    <meta:user-defined meta:name="Info 1"/>
    <meta:user-defined meta:name="Info 2"/>
    <meta:user-defined meta:name="Info 3"/>
    <meta:user-defined meta:name="Info 4"/>
  </office:meta>
</office:document-meta>
</file>